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DF13A89C529F28F4.png" manifest:media-type="image/png"/>
  <manifest:file-entry manifest:full-path="Pictures/100000000000032A000002949E8EE7C283FA0C88.png" manifest:media-type="image/png"/>
  <manifest:file-entry manifest:full-path="Pictures/10000000000003130000022E01B7E411C22A2408.png" manifest:media-type="image/png"/>
  <manifest:file-entry manifest:full-path="Pictures/1000000000000160000000C92104C09A1344679B.png" manifest:media-type="image/png"/>
  <manifest:file-entry manifest:full-path="Pictures/100000000000019D000000CAC3F52437F816C3F6.png" manifest:media-type="image/png"/>
  <manifest:file-entry manifest:full-path="Pictures/1000000000000127000001BC9DF6B842FF9B5897.png" manifest:media-type="image/png"/>
  <manifest:file-entry manifest:full-path="Pictures/1000000000000165000000CA7E70E68984313829.png" manifest:media-type="image/png"/>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20000000194AD7F638663A7392F.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3"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4" style:family="paragraph" style:parent-style-name="Standard">
      <style:text-properties fo:color="#ce181e" fo:font-size="10pt" officeooo:paragraph-rsid="003fe8a8" style:font-size-asian="10pt" style:font-size-complex="10pt"/>
    </style:style>
    <style:style style:name="P8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89" style:family="paragraph" style:parent-style-name="Standard">
      <style:text-properties fo:color="#cc0000" fo:font-size="10pt" officeooo:rsid="000b561f" officeooo:paragraph-rsid="00263680" style:font-size-asian="10pt" style:font-size-complex="10pt"/>
    </style:style>
    <style:style style:name="P90" style:family="paragraph" style:parent-style-name="Standard">
      <style:text-properties fo:color="#000000" fo:font-weight="bold" officeooo:rsid="001ffff4" officeooo:paragraph-rsid="002d1517" style:font-weight-asian="bold" style:font-weight-complex="bold"/>
    </style:style>
    <style:style style:name="P91"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2"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9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95"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6"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97" style:family="paragraph" style:parent-style-name="Standard">
      <style:paragraph-properties fo:break-before="page"/>
    </style:style>
    <style:style style:name="P9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9"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0"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1"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2"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3" style:family="paragraph" style:parent-style-name="Standard">
      <style:paragraph-properties fo:break-before="page"/>
      <style:text-properties fo:font-size="10pt" officeooo:rsid="000b561f" officeooo:paragraph-rsid="00151a28" style:font-size-asian="10pt" style:font-size-complex="10pt"/>
    </style:style>
    <style:style style:name="P104"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5" style:family="paragraph" style:parent-style-name="Frame_20_contents">
      <style:text-properties style:font-name="Tlwg Typo" fo:font-size="7pt" style:font-size-asian="7pt" style:font-size-complex="7pt"/>
    </style:style>
    <style:style style:name="P106" style:family="paragraph" style:parent-style-name="Frame_20_contents">
      <style:text-properties style:font-name="Tlwg Typist" fo:font-size="7pt" style:font-size-asian="7pt" style:font-size-complex="7pt"/>
    </style:style>
    <style:style style:name="P107"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8" style:family="paragraph" style:parent-style-name="Table_20_Heading">
      <style:text-properties fo:font-size="8pt" officeooo:paragraph-rsid="00151a28" style:font-size-asian="8pt" style:font-size-complex="8pt"/>
    </style:style>
    <style:style style:name="P109" style:family="paragraph" style:parent-style-name="Table_20_Contents">
      <style:paragraph-properties fo:text-align="start" style:justify-single-word="false"/>
      <style:text-properties style:font-name="Times1" fo:font-size="10pt" style:font-size-asian="8.75pt" style:font-size-complex="10pt"/>
    </style:style>
    <style:style style:name="P110"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font-size="8pt" officeooo:paragraph-rsid="00151a28" style:font-size-asian="8pt" style:font-size-complex="8pt"/>
    </style:style>
    <style:style style:name="P112" style:family="paragraph" style:parent-style-name="Contents_20_1">
      <style:text-properties fo:font-size="8pt" style:font-size-asian="8pt" style:font-size-complex="8pt"/>
    </style:style>
    <style:style style:name="P113" style:family="paragraph" style:parent-style-name="Contents_20_1">
      <style:text-properties fo:font-size="8pt" officeooo:rsid="0038b9be" officeooo:paragraph-rsid="0038b9be" style:font-size-asian="8pt" style:font-size-complex="8pt"/>
    </style:style>
    <style:style style:name="P114"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5"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6"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7" style:family="paragraph" style:parent-style-name="Contents_20_1">
      <style:text-properties officeooo:paragraph-rsid="002d1517"/>
    </style:style>
    <style:style style:name="P118" style:family="paragraph" style:parent-style-name="Contents_20_1">
      <style:text-properties officeooo:paragraph-rsid="002d91b7"/>
    </style:style>
    <style:style style:name="P119"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20" style:family="paragraph" style:parent-style-name="Contents_20_1">
      <style:text-properties fo:color="#bf0041" officeooo:rsid="004746f9" officeooo:paragraph-rsid="004746f9"/>
    </style:style>
    <style:style style:name="P121" style:family="paragraph" style:parent-style-name="Contents_20_1">
      <style:text-properties fo:color="#bf0041" style:font-name="Courier1" fo:font-size="8pt" officeooo:rsid="004746f9" officeooo:paragraph-rsid="004746f9" style:font-size-asian="8pt" style:font-size-complex="8pt"/>
    </style:style>
    <style:style style:name="P122" style:family="paragraph" style:parent-style-name="Contents_20_1">
      <style:text-properties fo:font-size="10pt" style:font-size-asian="10pt" style:font-size-complex="10pt"/>
    </style:style>
    <style:style style:name="P123" style:family="paragraph" style:parent-style-name="Contents_20_1">
      <style:text-properties fo:font-size="10pt" officeooo:paragraph-rsid="002d1517" style:font-size-asian="10pt" style:font-size-complex="10pt"/>
    </style:style>
    <style:style style:name="P124" style:family="paragraph" style:parent-style-name="Contents_20_1">
      <style:text-properties officeooo:rsid="004746f9" officeooo:paragraph-rsid="004746f9"/>
    </style:style>
    <style:style style:name="P125" style:family="paragraph" style:parent-style-name="Text_20_body">
      <style:text-properties style:font-name="Times New Roman1" fo:font-size="10pt" officeooo:rsid="002689ee" officeooo:paragraph-rsid="002689ee" style:font-size-asian="10pt" style:font-size-complex="10pt"/>
    </style:style>
    <style:style style:name="P126"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130"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2" style:family="paragraph" style:parent-style-name="Standard">
      <style:text-properties style:font-name="Times1" fo:font-size="10pt" officeooo:paragraph-rsid="0058bd70" style:font-size-asian="10pt" style:font-size-complex="10pt"/>
    </style:style>
    <style:style style:name="P13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3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135"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136"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137" style:family="paragraph" style:parent-style-name="Standard">
      <style:text-properties fo:font-size="10pt" style:font-size-asian="10pt" style:font-size-complex="10pt"/>
    </style:style>
    <style:style style:name="P138" style:family="paragraph" style:parent-style-name="Standard">
      <style:text-properties style:font-name="Verdana" fo:font-size="10pt" officeooo:paragraph-rsid="0058bd70" style:font-size-asian="10pt" style:font-size-complex="10pt"/>
    </style:style>
    <style:style style:name="P13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40" style:family="paragraph" style:parent-style-name="Standard">
      <style:paragraph-properties fo:break-before="page"/>
      <style:text-properties style:font-name="Times1" fo:font-size="10pt" officeooo:paragraph-rsid="0058bd70" style:font-size-asian="10pt" style:font-size-complex="10pt"/>
    </style:style>
    <style:style style:name="P141" style:family="paragraph" style:parent-style-name="Standard">
      <style:paragraph-properties fo:break-before="page"/>
      <style:text-properties fo:font-size="10pt" style:font-size-asian="10pt" style:font-size-complex="10pt"/>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Frame_20_contents">
      <style:text-properties style:font-name="Courier New" fo:font-size="9pt" style:font-size-asian="9pt" style:font-size-complex="9pt"/>
    </style:style>
    <style:style style:name="P144" style:family="paragraph" style:parent-style-name="Text_20_body">
      <style:text-properties fo:font-size="10pt" style:font-size-asian="10pt" style:font-size-complex="10pt"/>
    </style:style>
    <style:style style:name="P145" style:family="paragraph" style:parent-style-name="Text_20_body" style:list-style-name="">
      <style:text-properties fo:color="#ce181e" fo:font-size="10pt" officeooo:rsid="00426c92" officeooo:paragraph-rsid="0058599a" style:font-size-asian="10pt" style:font-size-complex="10pt"/>
    </style:style>
    <style:style style:name="P146" style:family="paragraph" style:parent-style-name="Text_20_body" style:list-style-name="">
      <style:text-properties fo:color="#ce181e" officeooo:rsid="0029a3cc" officeooo:paragraph-rsid="0058599a"/>
    </style:style>
    <style:style style:name="P147" style:family="paragraph" style:parent-style-name="Text_20_body">
      <style:text-properties style:font-name="Courier1" fo:font-size="10pt" style:font-size-asian="10pt" style:font-size-complex="10pt"/>
    </style:style>
    <style:style style:name="P148" style:family="paragraph" style:parent-style-name="Text_20_body">
      <style:text-properties style:font-name="Courier1" fo:font-size="8pt" style:font-size-asian="8pt" style:font-size-complex="8pt"/>
    </style:style>
    <style:style style:name="P149" style:family="paragraph" style:parent-style-name="Text_20_body">
      <style:text-properties fo:font-size="8pt" style:font-size-asian="8pt" style:font-size-complex="8pt"/>
    </style:style>
    <style:style style:name="P150" style:family="paragraph" style:parent-style-name="Text_20_body">
      <style:text-properties fo:color="#c9211e"/>
    </style:style>
    <style:style style:name="P151" style:family="paragraph" style:parent-style-name="Text_20_body" style:list-style-name="">
      <style:paragraph-properties fo:break-before="page"/>
      <style:text-properties fo:color="#ce181e" officeooo:rsid="0029a3cc" officeooo:paragraph-rsid="0058599a"/>
    </style:style>
    <style:style style:name="P152" style:family="paragraph" style:parent-style-name="Heading_20_1">
      <style:paragraph-properties fo:break-before="page"/>
    </style:style>
    <style:style style:name="P15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4" style:family="paragraph" style:parent-style-name="Heading_20_2">
      <style:text-properties style:font-name="Times1" fo:font-size="10pt" fo:font-weight="normal" style:font-size-asian="8.75pt" style:font-weight-asian="normal" style:font-size-complex="10pt" style:font-weight-complex="normal"/>
    </style:style>
    <style:style style:name="P155" style:family="paragraph" style:parent-style-name="Heading_20_2">
      <style:text-properties officeooo:paragraph-rsid="0058599a"/>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paragraph-rsid="0058599a"/>
    </style:style>
    <style:style style:name="P158" style:family="paragraph" style:parent-style-name="Heading_20_2" style:list-style-name="">
      <style:paragraph-properties fo:break-before="page"/>
      <style:text-properties officeooo:paragraph-rsid="00289d3d"/>
    </style:style>
    <style:style style:name="P159" style:family="paragraph" style:parent-style-name="Contents_20_1">
      <style:text-properties fo:font-size="10pt" officeooo:rsid="004746f9" officeooo:paragraph-rsid="004746f9" style:font-size-asian="10pt" style:font-size-complex="10pt"/>
    </style:style>
    <style:style style:name="P160" style:family="paragraph" style:parent-style-name="Contents_20_1">
      <style:text-properties fo:color="#bf0041" fo:font-size="10pt" officeooo:rsid="004746f9" officeooo:paragraph-rsid="004746f9" style:font-size-asian="10pt" style:font-size-complex="10pt"/>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Heading_20_3" style:list-style-name=""/>
    <style:style style:name="P164" style:family="paragraph" style:parent-style-name="Heading_20_3" style:list-style-name=""/>
    <style:style style:name="P165" style:family="paragraph" style:parent-style-name="Heading_20_3">
      <style:paragraph-properties fo:break-before="page"/>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loext:graphic-properties draw:fill="none" draw:fill-color="#ffffff"/>
      <style:text-properties style:font-name="Courier1"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officeooo:rsid="003fab82" style:font-size-asian="8.75pt" style:font-size-complex="10pt"/>
    </style:style>
    <style:style style:name="T17" style:family="text">
      <style:text-properties style:font-name="Tlwg Typo" fo:font-weight="normal" style:font-weight-asian="normal" style:font-weight-complex="normal"/>
    </style:style>
    <style:style style:name="T18" style:family="text">
      <style:text-properties style:font-name="Times1"/>
    </style:style>
    <style:style style:name="T19" style:family="text">
      <style:text-properties style:font-name="Times1" fo:font-size="10pt" style:text-underline-style="none" fo:font-weight="normal" style:font-size-asian="8.75pt" style:font-weight-asian="normal" style:font-size-complex="10pt" style:font-weight-complex="normal"/>
    </style:style>
    <style:style style:name="T20" style:family="text">
      <style:text-properties style:font-name="Times1" fo:font-size="10pt" style:text-underline-style="none" fo:font-weight="normal" style:font-size-asian="10pt" style:font-weight-asian="normal" style:font-size-complex="10pt" style:font-weight-complex="normal"/>
    </style:style>
    <style:style style:name="T21" style:family="text">
      <style:text-properties style:font-name="Times1" fo:font-size="10pt" style:text-underline-style="none" style:font-size-asian="10pt" style:font-size-complex="10pt"/>
    </style:style>
    <style:style style:name="T22" style:family="text">
      <style:text-properties style:font-name="Times1" fo:font-size="10pt" fo:font-weight="bold" style:font-size-asian="10pt" style:font-weight-asian="bold" style:font-size-complex="10pt" style:font-weight-complex="bold"/>
    </style:style>
    <style:style style:name="T23" style:family="text">
      <style:text-properties style:font-name="Times1" fo:font-size="10pt" fo:font-weight="bold" officeooo:rsid="0027a11c" style:font-size-asian="10pt" style:font-weight-asian="bold" style:font-size-complex="10pt" style:font-weight-complex="bold"/>
    </style:style>
    <style:style style:name="T24" style:family="text">
      <style:text-properties style:font-name="Times1" fo:font-size="10pt" fo:font-weight="bold" officeooo:rsid="001ecad5" style:font-size-asian="10pt" style:font-weight-asian="bold" style:font-size-complex="10pt" style:font-weight-complex="bold"/>
    </style:style>
    <style:style style:name="T25" style:family="text">
      <style:text-properties style:font-name="Times1" fo:font-size="10pt" style:font-size-asian="10pt" style:font-size-complex="10pt"/>
    </style:style>
    <style:style style:name="T26" style:family="text">
      <style:text-properties style:font-name="Times1" fo:font-size="10pt" officeooo:rsid="003fab82" style:font-size-asian="10pt" style:font-size-complex="10pt"/>
    </style:style>
    <style:style style:name="T27" style:family="text">
      <style:text-properties style:font-name="Times1" fo:font-size="10pt" fo:font-style="italic" officeooo:rsid="003fab82" style:font-size-asian="10pt" style:font-style-asian="italic" style:font-size-complex="10pt" style:font-style-complex="italic"/>
    </style:style>
    <style:style style:name="T28" style:family="text">
      <style:text-properties style:font-name="Times1" fo:font-size="10pt" fo:font-style="normal" officeooo:rsid="003fab82" style:font-size-asian="10pt" style:font-style-asian="normal" style:font-size-complex="10pt" style:font-style-complex="normal"/>
    </style:style>
    <style:style style:name="T29" style:family="text">
      <style:text-properties style:font-name="Times1" fo:font-size="10pt" fo:font-style="normal" fo:font-weight="normal" style:font-size-asian="10pt" style:font-style-asian="normal" style:font-weight-asian="normal" style:font-size-complex="10pt" style:font-style-complex="normal"/>
    </style:style>
    <style:style style:name="T30"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1" style:family="text">
      <style:text-properties style:font-name="Times1" fo:font-size="10pt" fo:font-weight="normal" style:font-size-asian="8.75pt" style:font-weight-asian="normal" style:font-size-complex="10pt" style:font-weight-complex="normal"/>
    </style:style>
    <style:style style:name="T32" style:family="text">
      <style:text-properties style:font-name="Times1" style:text-underline-style="none" fo:font-weight="normal" style:font-weight-asian="normal" style:font-weight-complex="normal"/>
    </style:style>
    <style:style style:name="T33" style:family="text">
      <style:text-properties style:font-name="Times1" fo:font-weight="bold" style:font-weight-asian="bold" style:font-weight-complex="bold"/>
    </style:style>
    <style:style style:name="T34" style:family="text">
      <style:text-properties style:font-name="Times1" fo:font-weight="bold" officeooo:rsid="0027a11c" style:font-weight-asian="bold" style:font-weight-complex="bold"/>
    </style:style>
    <style:style style:name="T35" style:family="text">
      <style:text-properties style:font-name="Times1" fo:font-size="11pt" fo:font-weight="normal" style:font-size-asian="11pt" style:font-weight-asian="normal" style:font-size-complex="11pt" style:font-weight-complex="normal"/>
    </style:style>
    <style:style style:name="T36" style:family="text">
      <style:text-properties style:font-name="Times New Roman" fo:font-size="10pt" style:text-underline-style="none" fo:font-weight="normal" style:font-size-asian="10pt" style:font-weight-asian="normal" style:font-size-complex="10pt" style:font-weight-complex="normal"/>
    </style:style>
    <style:style style:name="T37" style:family="text">
      <style:text-properties style:font-name="Times New Roman" fo:font-size="10pt" fo:font-style="normal" style:font-size-asian="10pt" style:font-style-asian="normal" style:font-size-complex="10pt" style:font-style-complex="normal"/>
    </style:style>
    <style:style style:name="T38" style:family="text">
      <style:text-properties style:font-name="Arial"/>
    </style:style>
    <style:style style:name="T39" style:family="text">
      <style:text-properties fo:color="#eb613d"/>
    </style:style>
    <style:style style:name="T40" style:family="text">
      <style:text-properties fo:font-size="14pt" style:font-size-asian="14pt" style:font-size-complex="14pt"/>
    </style:style>
    <style:style style:name="T41" style:family="text">
      <style:text-properties fo:font-size="14pt" officeooo:rsid="0029a3cc" style:font-size-asian="14pt" style:font-size-complex="14pt"/>
    </style:style>
    <style:style style:name="T42" style:family="text">
      <style:text-properties fo:font-size="14pt" officeooo:rsid="002fe64e" style:font-size-asian="14pt" style:font-size-complex="14pt"/>
    </style:style>
    <style:style style:name="T43" style:family="text">
      <style:text-properties fo:font-size="14pt" fo:font-weight="bold" style:font-size-asian="14pt" style:font-weight-asian="bold" style:font-size-complex="14pt" style:font-weight-complex="bold"/>
    </style:style>
    <style:style style:name="T44" style:family="text">
      <style:text-properties style:font-name="Courier 10 Pitch"/>
    </style:style>
    <style:style style:name="T45" style:family="text">
      <style:text-properties style:font-name="Andale Mono"/>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516dc9" style:font-size-asian="12pt" style:font-weight-asian="bold" style:font-size-complex="12pt" style:font-weight-complex="bold"/>
    </style:style>
    <style:style style:name="T48" style:family="text">
      <style:text-properties fo:font-size="12pt" fo:font-weight="normal" officeooo:rsid="005bf92e" style:font-size-asian="12pt" style:font-weight-asian="normal" style:font-size-complex="12pt" style:font-weight-complex="normal"/>
    </style:style>
    <style:style style:name="T49" style:family="text">
      <style:text-properties officeooo:rsid="000ab0e5"/>
    </style:style>
    <style:style style:name="T50" style:family="text">
      <style:text-properties officeooo:rsid="0018b565"/>
    </style:style>
    <style:style style:name="T51" style:family="text">
      <style:text-properties officeooo:rsid="001b2e40"/>
    </style:style>
    <style:style style:name="T52" style:family="text">
      <style:text-properties officeooo:rsid="002116b5"/>
    </style:style>
    <style:style style:name="T53" style:family="text">
      <style:text-properties officeooo:rsid="00237d96"/>
    </style:style>
    <style:style style:name="T54" style:family="text">
      <style:text-properties officeooo:rsid="00251ff2"/>
    </style:style>
    <style:style style:name="T55" style:family="text">
      <style:text-properties officeooo:rsid="0027a11c"/>
    </style:style>
    <style:style style:name="T56" style:family="text">
      <style:text-properties officeooo:rsid="0029a3cc"/>
    </style:style>
    <style:style style:name="T57" style:family="text">
      <style:text-properties officeooo:rsid="002a2d7c"/>
    </style:style>
    <style:style style:name="T58" style:family="text">
      <style:text-properties officeooo:rsid="002b3be6"/>
    </style:style>
    <style:style style:name="T59" style:family="text">
      <style:text-properties officeooo:rsid="002d1517"/>
    </style:style>
    <style:style style:name="T60" style:family="text">
      <style:text-properties fo:color="#ce181e" officeooo:rsid="001ffff4"/>
    </style:style>
    <style:style style:name="T61" style:family="text">
      <style:text-properties officeooo:rsid="002fe64e"/>
    </style:style>
    <style:style style:name="T62" style:family="text">
      <style:text-properties officeooo:rsid="003006d2"/>
    </style:style>
    <style:style style:name="T63" style:family="text">
      <style:text-properties officeooo:rsid="0033db1c"/>
    </style:style>
    <style:style style:name="T64" style:family="text">
      <style:text-properties officeooo:rsid="003430b0"/>
    </style:style>
    <style:style style:name="T65" style:family="text">
      <style:text-properties officeooo:rsid="00360657"/>
    </style:style>
    <style:style style:name="T66" style:family="text">
      <style:text-properties officeooo:rsid="00363520"/>
    </style:style>
    <style:style style:name="T67" style:family="text">
      <style:text-properties officeooo:rsid="0036a64f"/>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style:font-name="Courier1" fo:font-size="8pt" style:font-size-asian="8pt" style:font-size-complex="8pt"/>
    </style:style>
    <style:style style:name="T71" style:family="text">
      <style:text-properties style:font-name="Courier1" fo:font-size="8pt" officeooo:rsid="00442e94" style:font-size-asian="8pt" style:font-size-complex="8pt"/>
    </style:style>
    <style:style style:name="T72" style:family="text">
      <style:text-properties style:font-name="Courier1" fo:font-size="10pt" style:font-size-asian="10pt" style:font-size-complex="10pt"/>
    </style:style>
    <style:style style:name="T73" style:family="text">
      <style:text-properties officeooo:rsid="0042aaff"/>
    </style:style>
    <style:style style:name="T74" style:family="text">
      <style:text-properties officeooo:rsid="00442e94"/>
    </style:style>
    <style:style style:name="T75" style:family="text">
      <style:text-properties officeooo:rsid="0044a1b2"/>
    </style:style>
    <style:style style:name="T76" style:family="text">
      <style:text-properties officeooo:rsid="0045f1a9"/>
    </style:style>
    <style:style style:name="T77" style:family="text">
      <style:text-properties style:font-name="Helvetica1" fo:font-size="14pt" fo:font-weight="bold" officeooo:rsid="00442e94" style:font-size-asian="14pt" style:font-weight-asian="bold" style:font-size-complex="14pt" style:font-weight-complex="bold"/>
    </style:style>
    <style:style style:name="T78" style:family="text">
      <style:text-properties fo:font-variant="normal" fo:text-transform="none" fo:color="#24292e" fo:letter-spacing="normal" fo:font-style="normal" fo:font-weight="normal"/>
    </style:style>
    <style:style style:name="T79" style:family="text">
      <style:text-properties fo:font-variant="normal" fo:text-transform="none" fo:color="#24292e" fo:letter-spacing="normal" fo:font-style="normal" fo:font-weight="normal" officeooo:rsid="0047e0ef"/>
    </style:style>
    <style:style style:name="T80" style:family="text">
      <style:text-properties officeooo:rsid="004a652e"/>
    </style:style>
    <style:style style:name="T81" style:family="text">
      <style:text-properties officeooo:rsid="004bfe7f"/>
    </style:style>
    <style:style style:name="T82" style:family="text">
      <style:text-properties officeooo:rsid="004dc177"/>
    </style:style>
    <style:style style:name="T83" style:family="text">
      <style:text-properties officeooo:rsid="004f449f"/>
    </style:style>
    <style:style style:name="T84" style:family="text">
      <style:text-properties fo:color="#000000" fo:font-size="14pt" fo:font-weight="bold" officeooo:rsid="0029a3cc" style:font-size-asian="14pt" style:font-weight-asian="bold" style:font-size-complex="14pt" style:font-weight-complex="bold"/>
    </style:style>
    <style:style style:name="T85" style:family="text">
      <style:text-properties fo:color="#000000" fo:font-size="14pt" fo:font-weight="bold" officeooo:rsid="002fe64e" style:font-size-asian="14pt" style:font-weight-asian="bold" style:font-size-complex="14pt" style:font-weight-complex="bold"/>
    </style:style>
    <style:style style:name="T86" style:family="text">
      <style:text-properties officeooo:rsid="004f8479"/>
    </style:style>
    <style:style style:name="T87" style:family="text">
      <style:text-properties officeooo:rsid="00516dc9"/>
    </style:style>
    <style:style style:name="T88" style:family="text">
      <style:text-properties officeooo:rsid="00526f2e"/>
    </style:style>
    <style:style style:name="T89" style:family="text">
      <style:text-properties officeooo:rsid="0058599a"/>
    </style:style>
    <style:style style:name="T90" style:family="text">
      <style:text-properties officeooo:rsid="001ecad5"/>
    </style:style>
    <style:style style:name="T91" style:family="text">
      <style:text-properties officeooo:rsid="0058bd70"/>
    </style:style>
    <style:style style:name="T92" style:family="text">
      <style:text-properties fo:color="#c9211e"/>
    </style:style>
    <style:style style:name="T93" style:family="text">
      <style:text-properties fo:color="#c9211e" officeooo:rsid="00360657"/>
    </style:style>
    <style:style style:name="T94" style:family="text">
      <style:text-properties officeooo:rsid="005bf92e"/>
    </style:style>
    <style:style style:name="T95" style:family="text">
      <style:text-properties officeooo:rsid="005c9b96"/>
    </style:style>
    <style:style style:name="T96" style:family="text">
      <style:text-properties style:font-name="Courier1" fo:font-size="6pt" style:font-size-asian="6pt" style:font-size-complex="6pt"/>
    </style:style>
    <style:style style:name="T97" style:family="text">
      <style:text-properties style:font-name="Times2" fo:font-size="10pt" style:font-size-asian="10pt" style:font-name-complex="Times2" style:font-size-complex="10pt"/>
    </style:style>
    <style:style style:name="T98"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columns fo:column-count="1" fo:column-gap="0cm"/>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79"/>
      <text:p text:style-name="P79"/>
      <text:p text:style-name="P79"/>
      <text:p text:style-name="P79">OpenMSR Guide<text:line-break/><text:line-break/><text:span text:style-name="T48">Version V 0.6<text:line-break/></text:span><text:line-break/>Messen, Steuern und Regeln mit dem Computer</text:p>
      <text:p text:style-name="P79"/>
      <text:p text:style-name="P79">Hartmut Eilers</text:p>
      <text:p text:style-name="P102">Inhaltsver<text:span text:style-name="T94">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1557_636098784" text:style-name="Index_20_Link" text:visited-style-name="Index_20_Link">Open LabTools Einführung<text:tab/>4</text:a></text:p>
          <text:p text:style-name="P166"><text:a xlink:type="simple" xlink:href="#__RefHeading__1559_636098784" text:style-name="Index_20_Link" text:visited-style-name="Index_20_Link">User Guide<text:tab/>6</text:a></text:p>
          <text:p text:style-name="P162"><text:a xlink:type="simple" xlink:href="#__RefHeading__1561_636098784" text:style-name="Index_20_Link" text:visited-style-name="Index_20_Link">Hardware<text:tab/>6</text:a></text:p>
          <text:p text:style-name="P162"><text:a xlink:type="simple" xlink:href="#__RefHeading__1563_636098784" text:style-name="Index_20_Link" text:visited-style-name="Index_20_Link">Die Labtools Clients<text:tab/>7</text:a></text:p>
          <text:p text:style-name="P161"><text:a xlink:type="simple" xlink:href="#__RefHeading__1565_636098784" text:style-name="Index_20_Link" text:visited-style-name="Index_20_Link">Die Tools<text:tab/>9</text:a></text:p>
          <text:p text:style-name="P166"><text:a xlink:type="simple" xlink:href="#__RefHeading__1567_636098784" text:style-name="Index_20_Link" text:visited-style-name="Index_20_Link">Der DeviceServer<text:tab/>9</text:a></text:p>
          <text:p text:style-name="P166"><text:a xlink:type="simple" xlink:href="#__RefHeading__1571_636098784" text:style-name="Index_20_Link" text:visited-style-name="Index_20_Link">SPS<text:tab/>11</text:a></text:p>
          <text:p text:style-name="P162"><text:a xlink:type="simple" xlink:href="#__RefHeading__1573_636098784" text:style-name="Index_20_Link" text:visited-style-name="Index_20_Link">1) Überblick über die IDE<text:tab/>11</text:a></text:p>
          <text:p text:style-name="P162"><text:a xlink:type="simple" xlink:href="#__RefHeading__1575_636098784" text:style-name="Index_20_Link" text:visited-style-name="Index_20_Link">2) Bedienung<text:tab/>11</text:a></text:p>
          <text:p text:style-name="P162"><text:a xlink:type="simple" xlink:href="#__RefHeading__1577_636098784" text:style-name="Index_20_Link" text:visited-style-name="Index_20_Link"><text:s/>2.1 Erklaerung der Menuepunkte<text:tab/>12</text:a></text:p>
          <text:p text:style-name="P162"><text:a xlink:type="simple" xlink:href="#__RefHeading__1579_636098784" text:style-name="Index_20_Link" text:visited-style-name="Index_20_Link"><text:s/>2.1.1 Der Menuepunkt FILE<text:tab/>12</text:a></text:p>
          <text:p text:style-name="P162"><text:a xlink:type="simple" xlink:href="#__RefHeading__1581_636098784" text:style-name="Index_20_Link" text:visited-style-name="Index_20_Link"><text:s/>2.1.2 Der Menuepkt EDIT<text:tab/>13</text:a></text:p>
          <text:p text:style-name="P162"><text:a xlink:type="simple" xlink:href="#__RefHeading__1583_636098784" text:style-name="Index_20_Link" text:visited-style-name="Index_20_Link"><text:s/>2.1.4 Der Menuepunkt RUN<text:tab/>14</text:a></text:p>
          <text:p text:style-name="P162"><text:a xlink:type="simple" xlink:href="#__RefHeading__1587_636098784" text:style-name="Index_20_Link" text:visited-style-name="Index_20_Link"><text:s/>2.1.5 Menuepunkt QUIT<text:tab/>15</text:a></text:p>
          <text:p text:style-name="P162"><text:a xlink:type="simple" xlink:href="#__RefHeading__1589_636098784" text:style-name="Index_20_Link" text:visited-style-name="Index_20_Link">3. Die Befehle der AWL:<text:tab/>16</text:a></text:p>
          <text:p text:style-name="P162"><text:a xlink:type="simple" xlink:href="#__RefHeading__1591_636098784" text:style-name="Index_20_Link" text:visited-style-name="Index_20_Link"><text:s/>3.1 die Bezeichner der AWL<text:tab/>17</text:a></text:p>
          <text:p text:style-name="P162"><text:a xlink:type="simple" xlink:href="#__RefHeading__1593_636098784" text:style-name="Index_20_Link" text:visited-style-name="Index_20_Link"><text:s/>3.2 Technische Daten des SPS Simulators<text:tab/>17</text:a></text:p>
          <text:p text:style-name="P162"><text:a xlink:type="simple" xlink:href="#__RefHeading__1595_636098784" text:style-name="Index_20_Link" text:visited-style-name="Index_20_Link"><text:s/>3.3 Konfiguration<text:tab/>17</text:a></text:p>
          <text:p text:style-name="P162"><text:a xlink:type="simple" xlink:href="#__RefHeading__1597_636098784" text:style-name="Index_20_Link" text:visited-style-name="Index_20_Link">4. Beispiele zur Syntax<text:tab/>18</text:a></text:p>
          <text:p text:style-name="P162"><text:a xlink:type="simple" xlink:href="#__RefHeading__1599_636098784" text:style-name="Index_20_Link" text:visited-style-name="Index_20_Link"><text:s/>4.1 der UND Befehl und die Zuweisung:<text:tab/>18</text:a></text:p>
          <text:p text:style-name="P162"><text:a xlink:type="simple" xlink:href="#__RefHeading__1601_636098784" text:style-name="Index_20_Link" text:visited-style-name="Index_20_Link"><text:s/>4.2 Die ODER Verknuepfung:<text:tab/>19</text:a></text:p>
          <text:p text:style-name="P162"><text:a xlink:type="simple" xlink:href="#__RefHeading__1603_636098784" text:style-name="Index_20_Link" text:visited-style-name="Index_20_Link"><text:s/>4.3 Klammeroperation :<text:tab/>19</text:a></text:p>
          <text:p text:style-name="P162"><text:a xlink:type="simple" xlink:href="#__RefHeading__1605_636098784" text:style-name="Index_20_Link" text:visited-style-name="Index_20_Link"><text:s/>4.4 Analogverabeitung:<text:tab/>20</text:a></text:p>
          <text:p text:style-name="P162"><text:a xlink:type="simple" xlink:href="#__RefHeading__1607_636098784" text:style-name="Index_20_Link" text:visited-style-name="Index_20_Link"><text:s/>4.5 Execute<text:tab/>20</text:a></text:p>
          <text:p text:style-name="P162"><text:a xlink:type="simple" xlink:href="#__RefHeading__1609_636098784" text:style-name="Index_20_Link" text:visited-style-name="Index_20_Link"><text:s/>5. Kontaktplan ( KOP )<text:tab/>22</text:a></text:p>
          <text:p text:style-name="P162"><text:a xlink:type="simple" xlink:href="#__RefHeading__1687_636098784" text:style-name="Index_20_Link" text:visited-style-name="Index_20_Link"><text:s/>6. run_sps der Laufzeitinterpreter<text:tab/>22</text:a></text:p>
          <text:p text:style-name="P162"><text:a xlink:type="simple" xlink:href="#__RefHeading__1611_636098784" text:style-name="Index_20_Link" text:visited-style-name="Index_20_Link"><text:s/>7. Disclaimer<text:tab/>23</text:a></text:p>
          <text:p text:style-name="P166"><text:a xlink:type="simple" xlink:href="#__RefHeading___Toc4194_3740108690" text:style-name="Index_20_Link" text:visited-style-name="Index_20_Link">Der Datalogger<text:tab/>24</text:a></text:p>
          <text:p text:style-name="P166"><text:a xlink:type="simple" xlink:href="#__RefHeading__1613_636098784" text:style-name="Index_20_Link" text:visited-style-name="Index_20_Link">Das Oszi<text:tab/>24</text:a></text:p>
          <text:p text:style-name="P166"><text:a xlink:type="simple" xlink:href="#__RefHeading__1615_636098784" text:style-name="Index_20_Link" text:visited-style-name="Index_20_Link">OpenLabCalc<text:tab/>25</text:a></text:p>
          <text:p text:style-name="P166"><text:a xlink:type="simple" xlink:href="#__RefHeading___Toc4458_3740108690" text:style-name="Index_20_Link" text:visited-style-name="Index_20_Link">mqtt-exec: ( V 0.6 )<text:tab/>26</text:a></text:p>
          <text:p text:style-name="P166"><text:a xlink:type="simple" xlink:href="#__RefHeading___Toc4460_3740108690" text:style-name="Index_20_Link" text:visited-style-name="Index_20_Link">LogicSim: ( V 0.6 )<text:tab/>26</text:a></text:p>
          <text:p text:style-name="P166"><text:a xlink:type="simple" xlink:href="#__RefHeading___Toc4462_3740108690" text:style-name="Index_20_Link" text:visited-style-name="Index_20_Link">ObjectRecognition: ( V 0.6 )<text:tab/>26</text:a></text:p>
          <text:p text:style-name="P166"><text:a xlink:type="simple" xlink:href="#__RefHeading___Toc4196_3740108690" text:style-name="Index_20_Link" text:visited-style-name="Index_20_Link">OpenMSR und MQTT ( ab Version V 0.6 )<text:tab/>27</text:a></text:p>
          <text:p text:style-name="P166"><text:a xlink:type="simple" xlink:href="#__RefHeading___Toc4316_3740108690" text:style-name="Index_20_Link" text:visited-style-name="Index_20_Link"><text:s/>Bridges: ( V 0.6 )<text:tab/>28</text:a></text:p>
          <text:p text:style-name="P162"><text:a xlink:type="simple" xlink:href="#__RefHeading___Toc4318_3740108690" text:style-name="Index_20_Link" text:visited-style-name="Index_20_Link">PingHost Bridge:<text:tab/>28</text:a></text:p>
          <text:p text:style-name="P162"><text:a xlink:type="simple" xlink:href="#__RefHeading___Toc4212_3740108690" text:style-name="Index_20_Link" text:visited-style-name="Index_20_Link">PlaySound Bridge:<text:tab/>28</text:a></text:p>
          <text:p text:style-name="P166"><text:a xlink:type="simple" xlink:href="#__RefHeading___Toc4228_3740108690" text:style-name="Index_20_Link" text:visited-style-name="Index_20_Link">Agenten: ( V 0.6 )<text:tab/>29</text:a></text:p>
          <text:p text:style-name="P166"><text:a xlink:type="simple" xlink:href="#__RefHeading___Toc4244_3740108690" text:style-name="Index_20_Link" text:visited-style-name="Index_20_Link">Systemtools: ( V 0.6 )<text:tab/>29</text:a></text:p>
          <text:p text:style-name="P166"><text:a xlink:type="simple" xlink:href="#__RefHeading___Toc4250_3740108690" text:style-name="Index_20_Link" text:visited-style-name="Index_20_Link">Die AJAX GUI Elemente<text:tab/>30</text:a></text:p>
          <text:p text:style-name="P161"><text:a xlink:type="simple" xlink:href="#__RefHeading__1650_636098784" text:style-name="Index_20_Link" text:visited-style-name="Index_20_Link">Die Konfiguration der PhysMach<text:tab/>33</text:a></text:p>
          <text:p text:style-name="P166"><text:a xlink:type="simple" xlink:href="#__RefHeading__1621_636098784" text:style-name="Index_20_Link" text:visited-style-name="Index_20_Link">Konfigurationshinweise zur unterstützten Hardware:<text:tab/>34</text:a></text:p>
          <text:p text:style-name="P162"><text:a xlink:type="simple" xlink:href="#__RefHeading___Toc4274_3740108690" text:style-name="Index_20_Link" text:visited-style-name="Index_20_Link">IO Warrior 24/40<text:tab/>34</text:a></text:p>
          <text:p text:style-name="P162"><text:a xlink:type="simple" xlink:href="#__RefHeading___Toc4276_3740108690" text:style-name="Index_20_Link" text:visited-style-name="Index_20_Link">Random Device<text:tab/>34</text:a></text:p>
          <text:p text:style-name="P162"><text:a xlink:type="simple" xlink:href="#__RefHeading___Toc4278_3740108690" text:style-name="Index_20_Link" text:visited-style-name="Index_20_Link">BMCM USB PIO<text:tab/>34</text:a></text:p>
          <text:p text:style-name="P162"><text:a xlink:type="simple" xlink:href="#__RefHeading___Toc4280_3740108690" text:style-name="Index_20_Link" text:visited-style-name="Index_20_Link">BMCM USB AD<text:tab/>34</text:a></text:p>
          <text:p text:style-name="P162"><text:a xlink:type="simple" xlink:href="#__RefHeading___Toc4282_3740108690" text:style-name="Index_20_Link" text:visited-style-name="Index_20_Link">HTTP Requestor<text:tab/>35</text:a></text:p>
          <text:p text:style-name="P162"><text:a xlink:type="simple" xlink:href="#__RefHeading___Toc4284_3740108690" text:style-name="Index_20_Link" text:visited-style-name="Index_20_Link">H-Tronic USB8<text:tab/>36</text:a></text:p>
          <text:p text:style-name="P162"><text:a xlink:type="simple" xlink:href="#__RefHeading___Toc4286_3740108690" text:style-name="Index_20_Link" text:visited-style-name="Index_20_Link">Funk Modul ( deprecated )<text:tab/>36</text:a></text:p>
          <text:p text:style-name="P162"><text:a xlink:type="simple" xlink:href="#__RefHeading___Toc4288_3740108690" text:style-name="Index_20_Link" text:visited-style-name="Index_20_Link">Kolter Electronic<text:tab/>36</text:a></text:p>
          <text:p text:style-name="P162"><text:soft-page-break/><text:a xlink:type="simple" xlink:href="#__RefHeading___Toc4290_3740108690" text:style-name="Index_20_Link" text:visited-style-name="Index_20_Link">Joystick<text:tab/>37</text:a></text:p>
          <text:p text:style-name="P162"><text:a xlink:type="simple" xlink:href="#__RefHeading___Toc4292_3740108690" text:style-name="Index_20_Link" text:visited-style-name="Index_20_Link">AVR Net IO<text:tab/>37</text:a></text:p>
          <text:p text:style-name="P162"><text:a xlink:type="simple" xlink:href="#__RefHeading___Toc4252_3740108690" text:style-name="Index_20_Link" text:visited-style-name="Index_20_Link">Raspberry Pi ( ab Version V 0.6 )<text:tab/>37</text:a></text:p>
          <text:p text:style-name="P162"><text:a xlink:type="simple" xlink:href="#__RefHeading___Toc4294_3740108690" text:style-name="Index_20_Link" text:visited-style-name="Index_20_Link">externe Programme<text:tab/>38</text:a></text:p>
          <text:p text:style-name="P161"><text:a xlink:type="simple" xlink:href="#__RefHeading__1652_636098784" text:style-name="Index_20_Link" text:visited-style-name="Index_20_Link">Die PhysMach Unit<text:tab/>39</text:a></text:p>
          <text:p text:style-name="P166"><text:a xlink:type="simple" xlink:href="#__RefHeading__1625_636098784" text:style-name="Index_20_Link" text:visited-style-name="Index_20_Link">Die PhysMach Lib aus der Sicht eines Programmierers:<text:tab/>39</text:a></text:p>
          <text:p text:style-name="P166"><text:a xlink:type="simple" xlink:href="#__RefHeading___Toc4296_3740108690" text:style-name="Index_20_Link" text:visited-style-name="Index_20_Link">Die Programmlogik sieht prinzipiell wie folgt aus:<text:tab/>39</text:a></text:p>
          <text:p text:style-name="P161"><text:a xlink:type="simple" xlink:href="#__RefHeading__1627_636098784" text:style-name="Index_20_Link" text:visited-style-name="Index_20_Link">Die DeviceServer API<text:tab/>40</text:a></text:p>
          <text:p text:style-name="P166"><text:a xlink:type="simple" xlink:href="#__RefHeading___Toc4298_3740108690" text:style-name="Index_20_Link" text:visited-style-name="Index_20_Link">Syntax und Parameter der Adressen:<text:tab/>40</text:a></text:p>
          <text:p text:style-name="P161"><text:a xlink:type="simple" xlink:href="#__RefHeading___Toc4320_3740108690" text:style-name="Index_20_Link" text:visited-style-name="Index_20_Link">Anhang:<text:tab/>42</text:a></text:p>
          <text:p text:style-name="P166"><text:a xlink:type="simple" xlink:href="#__RefHeading___Toc4254_3740108690" text:style-name="Index_20_Link" text:visited-style-name="Index_20_Link">1) History:<text:tab/>42</text:a></text:p>
        </text:index-body>
      </text:table-of-content>
      <text:p text:style-name="P136"/>
      <text:h text:style-name="P152"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9DF6B842FF9B5897.png" xlink:type="simple" xlink:show="embed" xlink:actuate="onLoad" loext:mime-type="image/png"/></draw:frame><text:span text:style-name="T18"><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5">Zum Ende dieser kurzen Einführung sollen nun noch die Begriffe Messen, Steuern und Regeln erklärt werden.</text:span><text:span text:style-name="T18"><text:line-break/><text:line-break/></text:span><text:span text:style-name="T33">Messen</text:span><text:span text:style-name="T18">: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8"> Jahr über ermitteln. </text:span><text:span text:style-name="T18">Wenn Sie über mehrer Jahre solche Messwerte speichern, können Sie Vergleiche anstellen die darüber Aufschluss geben welches Jahr war wärmer, verändert sich die Temperatur über die Jahre ( Klimaerwärmung ).</text:span><text:span text:style-name="T25"><text:line-break/></text:span></text:p>
      <text:p text:style-name="P61"><text:soft-page-break/></text:p>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2">Regeln:</text:span><text:span text:style-name="T25">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5">www.wikipedia.de</text:span></text:a><text:span text:style-name="T25"> unter den jeweiligen Stichworten.<text:line-break/></text:span></text:p>
      <text:p text:style-name="P38"/>
      <text:p text:style-name="P15">Auswahl der geeigneten I/O Hardware:</text:p>
      <text:p text:style-name="P62"><text:span text:style-name="T25"><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5">www.pollin.de</text:span></text:a><text:span text:style-name="T25"> )<text:line-break/><text:line-break/></text:span><text:span text:style-name="T22">Eine ganz wichtige Warnung in diesem Zusammenhang:</text:span></text:p>
      <text:p text:style-name="P38"/>
      <text:p text:style-name="P38"><text:span text:style-name="T39">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2"><text:a xlink:type="simple" xlink:href="http://www.hcilab.org/documents/elektronik-einfuehrung.pdf" text:style-name="Internet_20_link" text:visited-style-name="Visited_20_Internet_20_Link"><text:span text:style-name="T25">http://www.hcilab.org/documents/elektronik-einfuehrung.pdf</text:span></text:a><text:a xlink:type="simple" xlink:href="http://www.hcilab.org/documents/elektronik-einfuehrung.pdf" text:style-name="Internet_20_link" text:visited-style-name="Visited_20_Internet_20_Link"><text:span text:style-name="T25"> </text:span></text:a><text:a xlink:type="simple" xlink:href="http://www.hcilab.org/documents/elektronik-einfuehrung.pdf" text:style-name="Internet_20_link" text:visited-style-name="Visited_20_Internet_20_Link"><text:span text:style-name="T21"><text:tab/><text:tab/>Einfacher Einführungstext</text:span></text:a></text:p>
      <text:p text:style-name="P62"><text:a xlink:type="simple" xlink:href="http://www.franksteinberg.de/erel.htm" text:style-name="Internet_20_link" text:visited-style-name="Visited_20_Internet_20_Link"><text:span text:style-name="T25">http://www.franksteinberg.de/erel.htm</text:span></text:a><text:span text:style-name="T25"><text:tab/><text:tab/><text:tab/><text:tab/>Beschreibung einfacher Relaiskarte</text:span></text:p>
      <text:p text:style-name="P62"><text:a xlink:type="simple" xlink:href="http://www.epanorama.net/circuits/parallel_output.html" text:style-name="Internet_20_link" text:visited-style-name="Visited_20_Internet_20_Link"><text:span text:style-name="T25">http://www.epanorama.net/circuits/parallel_output.html</text:span></text:a><text:span text:style-name="T25"><text:tab/><text:tab/>Schaltungsbeispiele parallel Port</text:span></text:p>
      <text:p text:style-name="P97"/>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2">Feedback / Bugs / Mitarbeit</text:p>
      <text:p text:style-name="P92"/>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96">https://github.com/lnetwalker/openMSR/</text:p>
      <text:h text:style-name="Heading_20_3" text:outline-level="3"><text:bookmark-start text:name="__RefHeading__1561_636098784"/>Hardware<text:bookmark-end text:name="__RefHeading__1561_636098784"/></text:h>
      <text:p text:style-name="P55">Folgende Hardware wird zur Zeit von der PhysMach unterstützt:</text:p>
      <text:p text:style-name="P55"><text:tab/>BMCM <text:tab/><text:tab/><text:tab/>USB-PIO, USB-AD</text:p>
      <text:p text:style-name="P55"><text:tab/>Code Mercenaries<text:tab/>IO Warrior 40, IO Warrior 24</text:p>
      <text:p text:style-name="P55"><text:tab/><text:tab/><text:tab/><text:tab/>8255 PIO ISA Bus</text:p>
      <text:p text:style-name="P55"><text:tab/><text:tab/><text:tab/><text:tab/>Parallele Schnittstelle</text:p>
      <text:p text:style-name="P55"><text:tab/><text:tab/><text:tab/><text:tab/>Joystick Port</text:p>
      <text:p text:style-name="P55"><text:tab/>Kolter Electronic<text:tab/><text:tab/>diverse I/O Karten</text:p>
      <text:p text:style-name="P55"><text:tab/><text:span text:style-name="T49">H-Tronic<text:tab/><text:tab/>USB8</text:span></text:p>
      <text:p text:style-name="P55"><text:tab/><text:span text:style-name="T49">Pollin<text:tab/><text:tab/><text:tab/>AVR-Net I/O</text:span></text:p>
      <text:p text:style-name="P55"><text:tab/><text:tab/><text:tab/><text:tab/><text:span text:style-name="T49">Random ( zu Test Zwecken )</text:span></text:p>
      <text:p text:style-name="P55"><text:tab/><text:tab/><text:tab/><text:tab/><text:span text:style-name="T49">HTTP</text:span></text:p>
      <text:p text:style-name="P55"><text:tab/><text:tab/><text:tab/><text:tab/><text:span text:style-name="T49">external Programm</text:span></text:p>
      <text:p text:style-name="P55"><text:tab/><text:tab/><text:tab/><text:tab/><text:span text:style-name="T49">Funksteckdosen 433 Mhz</text:span></text:p>
      <text:p text:style-name="P55"><text:tab/><text:span text:style-name="T49">embedded Projects<text:tab/>Gnublin</text:span></text:p>
      <text:p text:style-name="P55"><text:tab/><text:span text:style-name="T49">div<text:tab/><text:tab/><text:tab/>ARM generic GPIO ( Raspberry Pi, Nano Pi, Banana Pi, Odroid )</text:span></text:p>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s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text:p>
      <text:p text:style-name="P53"/>
      <text:p text:style-name="P89">TODO Tabelle benötigt </text:p>
      <text:p text:style-name="P53"/>
      <text:p text:style-name="P103"/>
      <text:p text:style-name="P52">Folgende Resourcen werden von der PhysMach verwaltet:</text:p>
      <text:p text:style-name="P52"><text:tab/>128<text:tab/>Eingänge</text:p>
      <text:p text:style-name="P52"><text:tab/>128<text:tab/>Ausgänge</text:p>
      <text:p text:style-name="P52"><text:tab/>256 <text:tab/>Merker</text:p>
      <text:p text:style-name="P52"><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p text:style-name="P52"/>
      <text:p text:style-name="P141"/>
      <text:p text:style-name="P91">Getting started:</text:p>
      <text:p text:style-name="Contents_20_1"/>
      <text:p text:style-name="P159">Follow <text:s/>these simple steps to get the OpenMSR tools running on your machine:</text:p>
      <text:p text:style-name="P159"/>
      <text:p text:style-name="P159">1) laden sie das zu ihrer Rechnerarchitektur passende Image herunter</text:p>
      <text:p text:style-name="P159">2) entpacken sie das Archiv:</text:p>
      <text:p text:style-name="P159"><text:s text:c="4"/>Linux: tar xzvf &lt;archiv.tgz&gt;</text:p>
      <text:p text:style-name="P159"><text:s text:c="4"/>windows:</text:p>
      <text:p text:style-name="P159">in dem entpackten Verzeichnis finden Sie alle Tools in den jeweiligen Verzeichnissen</text:p>
      <text:p text:style-name="P159">starten sie den deviceServer im Unterverzeichnis DeviceServer</text:p>
      <text:p text:style-name="P159">cd DeviceServer</text:p>
      <text:p text:style-name="P159">./DeviceServer</text:p>
      <text:p text:style-name="P159"/>
      <text:p text:style-name="P124"><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59"/>
      <text:p text:style-name="P159">Erkunden Sie nun die Beispiele…</text:p>
      <text:p text:style-name="P159"/>
      <text:p text:style-name="P160">Anmerkung zur ARM Architecture: Die OpenMSR Tools wurden f<text:span text:style-name="T95">ü</text:span>r die 32 Bit ARM Architektur gebaut und sind damit auf Systemen wie dem Raspberry Pi 2 direkt lauff<text:span text:style-name="T95">ä</text:span>hig. Damit diese Programme auch auf ARM64 funktionieren m<text:span text:style-name="T95">ü</text:span>ssen Sie unter Linux den Multiarch Support aktivieren: <text:span text:style-name="T95">( Bei Debian/Ubuntu funktioniert das wie folgt: )</text:span></text:p>
      <text:p text:style-name="P121"><text:span text:style-name="T78">sudo dpkg --add-architecture armhf</text:span><text:line-break/><text:span text:style-name="T78">sudo apt-get update</text:span><text:line-break/><text:span text:style-name="T78">sudo apt install libc6:armhf</text:span><text:line-break/><text:span text:style-name="T78">sudo ln -s /lib/ld-linux-armhf.so.3 /lib/ld-linux.so.3</text:span><text:span text:style-name="T79">a</text:span></text:p>
      <text:p text:style-name="P120"/>
      <text:h text:style-name="P152"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05">$ ./DeviceServer</text:p><text:p text:style-name="P105">detected Hardware: ,Random</text:p><text:p text:style-name="P105">starting DeviceHandler for Device:R</text:p><text:p text:style-name="P105">started Device Handler Thread..1</text:p><text:p text:style-name="P105">Starting Webserver Thread...</text:p><text:p text:style-name="P105">started Webserver Thread, going to start Server...</text:p><text:p text:style-name="P105">Webserver started, ready to serve</text:p><text:p text:style-name="P105">Starting Telnet Thread...</text:p><text:p text:style-name="P105">started Telnet Thread..3</text:p><text:p text:style-name="P105">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05">Device Handler going down..1</text:p><text:p text:style-name="P105">Webserver going down..</text:p><text:p text:style-name="P105">Telnet Accept error: 22</text:p><text:p text:style-name="P105">$</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06">$ telnet localhost 45054</text:p><text:p text:style-name="P106">Trying 127.0.0.1...</text:p><text:p text:style-name="P106">Connected to localhost.</text:p><text:p text:style-name="P106">Escape character is '^]'.</text:p><text:p text:style-name="P106">Welcome to Device Server Monitor, use "close" to quit</text:p><text:p text:style-name="P106">&gt;s</text:p><text:p text:style-name="P106">DeviceHandler R <text:s/>44153787=2609515 loops/second</text:p><text:p text:style-name="P106">Webserver <text:s/>1=0 loops/second</text:p><text:p text:style-name="P106">Telnet Thread <text:s/>0=0 loops/second</text:p><text:p text:style-name="P106">Stats Thread <text:s/>2=0 loops/second</text:p><text:p text:style-name="P106"/><text:p text:style-name="P106">&gt;h</text:p><text:p text:style-name="P106">cmd lines are build like this</text:p><text:p text:style-name="P106">cmd hardware number [value]</text:p><text:p text:style-name="P106">cmd=[R|W|H|E|C|S] for read, write, help, end, config and stats</text:p><text:p text:style-name="P106">hardware=[C|I|O|A] for counter, input, output, analog values</text:p><text:p text:style-name="P106">Number = Number of line</text:p><text:p text:style-name="P106">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oft-page-break/><text:span text:style-name="T8">Durch einen Programmfehler kann es passieren, daß sich der DeviceServer beendet, wenn man eine Telnet Session über <text:s/>Strg+Alt ] und quit beendet. Um diesen Fehler zu umgehen sollten Sie die Telnet Session mit </text:span><text:span text:style-name="T17">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51">konfiguriert</text:span>.</text:p>
      <text:p text:style-name="P27"/>
      <text:p text:style-name="P27">Der Port des Webserver ist 10080 und der Telnet Schnittstelle 45054. Diese Ports können zur Zeit noch nicht geändert werden.</text:p>
      <text:p text:style-name="P27"/>
      <text:p text:style-name="P28">Ab V 0.6 steht zum einfachen debugging der Parameter -d zur Verfügung:</text:p>
      <text:p text:style-name="P28">./DeviceServer -d</text:p>
      <text:p text:style-name="P28"/>
      <text:p text:style-name="P34">V0.6 Der DeviceServer kann jetzt auch mit dem Parameter -c &lt;file&gt; mit einem alternativen Configfile gestartet werden.</text:p>
      <text:p text:style-name="P27"/>
      <text:p text:style-name="P30">Ab V.06 kann der DeviceServer php Scripte ausführen</text:p>
      <text:p text:style-name="P119">todo: write <text:span text:style-name="T64">information about php scripts!</text:span></text:p>
      <text:h text:style-name="P154" text:outline-level="2"/>
      <text:p text:style-name="P98"/>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3710413870" text:style-name="L1">
        <text:list-item>
          <text:p text:style-name="P126">AWL zu editieren</text:p>
        </text:list-item>
        <text:list-item>
          <text:p text:style-name="P126">AWL zu archivieren (laden,speichern,drucken)</text:p>
        </text:list-item>
        <text:list-item>
          <text:p text:style-name="P126">AWL zu testen</text:p>
        </text:list-item>
        <text:list-item>
          <text:p text:style-name="P126">Kontaktplan ( KOP ) anzeigen</text:p>
        </text:list-item>
      </text:list>
      <text:p text:style-name="P21"/>
      <text:p text:style-name="P21">( AWL = Anweisungsliste, en<text:span text:style-name="T81">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40"><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63" text:outline-level="3"/>
      <text:h text:style-name="P165" text:outline-level="3"><text:bookmark-start text:name="__RefHeading__1581_636098784"/><text:s text:c="6"/>2.1.2 Der Menuepkt EDIT<text:bookmark-end text:name="__RefHeading__1581_636098784"/></text:h>
      <text:p text:style-name="P49"/>
      <text:p text:style-name="P21"><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98">Diese Eingabe wird vom Editor wie folgt umgeformt:</text:p>
      <text:p text:style-name="P21"/>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98"/>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83">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63" text:outline-level="3"/>
      <text:h text:style-name="P165"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0">AWL Befehl</text:p>
          </table:table-cell>
          <table:table-cell table:style-name="DieBefehlerderAWL.A1" office:value-type="string">
            <text:p text:style-name="P110">Bedeutung / Erklärung</text:p>
          </table:table-cell>
          <table:table-cell table:style-name="DieBefehlerderAWL.C1" office:value-type="string">
            <text:p text:style-name="P110">Sprache</text:p>
          </table:table-cell>
        </table:table-row>
        <table:table-row>
          <table:table-cell table:style-name="DieBefehlerderAWL.A2" office:value-type="string">
            <text:p text:style-name="P109">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09">de</text:p>
          </table:table-cell>
        </table:table-row>
        <table:table-row>
          <table:table-cell table:style-name="DieBefehlerderAWL.A2" office:value-type="string">
            <text:p text:style-name="P109">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09">de</text:p>
          </table:table-cell>
        </table:table-row>
        <table:table-row>
          <table:table-cell table:style-name="DieBefehlerderAWL.A2" office:value-type="string">
            <text:p text:style-name="P109">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09">de</text:p>
          </table:table-cell>
        </table:table-row>
        <table:table-row>
          <table:table-cell table:style-name="DieBefehlerderAWL.A2" office:value-type="string">
            <text:p text:style-name="P109">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09">de</text:p>
          </table:table-cell>
        </table:table-row>
        <table:table-row>
          <table:table-cell table:style-name="DieBefehlerderAWL.A2" office:value-type="string">
            <text:p text:style-name="P109">O</text:p>
          </table:table-cell>
          <table:table-cell table:style-name="DieBefehlerderAWL.A2" office:value-type="string">
            <text:p text:style-name="P21">der Akkuinhalt wird mit angeg. Oper. ODER verknuepf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Standard">'='</text:p>
          </table:table-cell>
          <table:table-cell table:style-name="DieBefehlerderAWL.A2" office:value-type="string">
            <text:p text:style-name="P109">Zuweisung, damit kann einem Marker, Timer oder <text:s/>Ausgang <text:s/>der Akkuinhalt zugewiesen werden. mehrfach Zuweisungen sind erlaubt !</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N'</text:p>
          </table:table-cell>
          <table:table-cell table:style-name="DieBefehlerderAWL.A2" office:value-type="string">
            <text:p text:style-name="P109">Wie oben, jedoch der negierte Akkuinhal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S</text:p>
          </table:table-cell>
          <table:table-cell table:style-name="DieBefehlerderAWL.A2" office:value-type="string">
            <text:p text:style-name="P109">Setzt einen Ausgang oder Merker auf 1, wenn der Akku true enthäl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R</text:p>
          </table:table-cell>
          <table:table-cell table:style-name="DieBefehlerderAWL.A2" office:value-type="string">
            <text:p text:style-name="P109">Setzt einen Ausgang oder Merker auf 0 wenn der Akku true enthält</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09">de</text:p>
          </table:table-cell>
        </table:table-row>
        <table:table-row>
          <table:table-cell table:style-name="DieBefehlerderAWL.A2" office:value-type="string">
            <text:p text:style-name="P109">SPB</text:p>
          </table:table-cell>
          <table:table-cell table:style-name="DieBefehlerderAWL.A2" office:value-type="string">
            <text:p text:style-name="P109">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9">de</text:p>
          </table:table-cell>
        </table:table-row>
        <table:table-row>
          <table:table-cell table:style-name="DieBefehlerderAWL.A2" office:value-type="string">
            <text:p text:style-name="P109">TE</text:p>
          </table:table-cell>
          <table:table-cell table:style-name="DieBefehlerderAWL.A2" office:value-type="string">
            <text:p text:style-name="P109">Timer einschaltverzögert Bsp: timer.sps</text:p>
          </table:table-cell>
          <table:table-cell table:style-name="DieBefehlerderAWL.C2" office:value-type="string">
            <text:p text:style-name="P109">de</text:p>
          </table:table-cell>
        </table:table-row>
        <table:table-row>
          <table:table-cell table:style-name="DieBefehlerderAWL.A2" office:value-type="string">
            <text:p text:style-name="P109">ZR</text:p>
          </table:table-cell>
          <table:table-cell table:style-name="DieBefehlerderAWL.A2" office:value-type="string">
            <text:p text:style-name="P109">Rückwärtszähler Bsp zahler.sps</text:p>
          </table:table-cell>
          <table:table-cell table:style-name="DieBefehlerderAWL.C2" office:value-type="string">
            <text:p text:style-name="P109">de</text:p>
          </table:table-cell>
        </table:table-row>
        <table:table-row>
          <table:table-cell table:style-name="DieBefehlerderAWL.A2" office:value-type="string">
            <text:p text:style-name="P109">K</text:p>
          </table:table-cell>
          <table:table-cell table:style-name="DieBefehlerderAWL.A2" office:value-type="string">
            <text:p text:style-name="P109">Konstante für Timer und Zähler</text:p>
          </table:table-cell>
          <table:table-cell table:style-name="DieBefehlerderAWL.C2" office:value-type="string">
            <text:p text:style-name="P109">de</text:p>
          </table:table-cell>
        </table:table-row>
        <table:table-row>
          <table:table-cell table:style-name="DieBefehlerderAWL.A2" office:value-type="string">
            <text:p text:style-name="P109">NOP</text:p>
          </table:table-cell>
          <table:table-cell table:style-name="DieBefehlerderAWL.A2" office:value-type="string">
            <text:p text:style-name="P109">No Operation ( macht gar nichts )</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EN</text:p>
          </table:table-cell>
          <table:table-cell table:style-name="DieBefehlerderAWL.A2" office:value-type="string">
            <text:p text:style-name="P109">Programmende der AWL, alternative Schreibweisen PE (de) oder EP (en)</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LT</text:p>
          </table:table-cell>
          <table:table-cell table:style-name="DieBefehlerderAWL.A2" office:value-type="string">
            <text:p text:style-name="P109">Less than / kleiner als siehe analog Verarbeitung</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GT</text:p>
          </table:table-cell>
          <table:table-cell table:style-name="DieBefehlerderAWL.A2" office:value-type="string">
            <text:p text:style-name="P109">Greater than / grösser als <text:s/>siehe analog Verarbeitung</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EQ</text:p>
          </table:table-cell>
          <table:table-cell table:style-name="DieBefehlerderAWL.A2" office:value-type="string">
            <text:p text:style-name="P109">Equal / gleich <text:s/>siehe analog Verarbeitung</text:p>
          </table:table-cell>
          <table:table-cell table:style-name="DieBefehlerderAWL.C2" office:value-type="string">
            <text:p text:style-name="P109"><text:span text:style-name="T62">d</text:span>e/en</text:p>
          </table:table-cell>
        </table:table-row>
        <table:table-row>
          <table:table-cell table:style-name="DieBefehlerderAWL.A2" office:value-type="string">
            <text:p text:style-name="P109">$</text:p>
          </table:table-cell>
          <table:table-cell table:style-name="DieBefehlerderAWL.A2" office:value-type="string">
            <text:p text:style-name="P109">Execute, Ausführung externer Programme Bsp flankenlogger.sps</text:p>
          </table:table-cell>
          <table:table-cell table:style-name="DieBefehlerderAWL.C2" office:value-type="string">
            <text:p text:style-name="P109"><text:span text:style-name="T62">d</text:span>e/en</text:p>
          </table:table-cell>
        </table:table-row>
      </table:table>
      <text:p text:style-name="P21"/>
      <text:p text:style-name="P21"/>
      <text:p text:style-name="P98"/>
      <text:h text:style-name="Heading_20_3" text:outline-level="3"><text:bookmark-start text:name="__RefHeading__1591_636098784"/><text:s/><text:span text:style-name="T40"><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0">Deutsch Bezeichnung</text:p>
          </table:table-cell>
          <table:table-cell table:style-name="Table1.A1" office:value-type="string">
            <text:p text:style-name="P110">Engliche Bezeichnung</text:p>
          </table:table-cell>
          <table:table-cell table:style-name="Table1.C1" office:value-type="string">
            <text:p text:style-name="P110">Bedeutung</text:p>
          </table:table-cell>
        </table:table-row>
        <table:table-row>
          <table:table-cell table:style-name="Table1.A2" office:value-type="string">
            <text:p text:style-name="P109">E</text:p>
          </table:table-cell>
          <table:table-cell table:style-name="Table1.A2" office:value-type="string">
            <text:p text:style-name="P109">I</text:p>
          </table:table-cell>
          <table:table-cell table:style-name="Table1.C2" office:value-type="string">
            <text:p text:style-name="P109">Eingang</text:p>
          </table:table-cell>
        </table:table-row>
        <table:table-row>
          <table:table-cell table:style-name="Table1.A2" office:value-type="string">
            <text:p text:style-name="P109">A</text:p>
          </table:table-cell>
          <table:table-cell table:style-name="Table1.A2" office:value-type="string">
            <text:p text:style-name="P109">O</text:p>
          </table:table-cell>
          <table:table-cell table:style-name="Table1.C2" office:value-type="string">
            <text:p text:style-name="P109">Ausgang</text:p>
          </table:table-cell>
        </table:table-row>
        <table:table-row>
          <table:table-cell table:style-name="Table1.A2" office:value-type="string">
            <text:p text:style-name="P109">J</text:p>
          </table:table-cell>
          <table:table-cell table:style-name="Table1.A2" office:value-type="string">
            <text:p text:style-name="P109">J</text:p>
          </table:table-cell>
          <table:table-cell table:style-name="Table1.C2" office:value-type="string">
            <text:p text:style-name="P109">Analoger Eingang</text:p>
          </table:table-cell>
        </table:table-row>
        <table:table-row>
          <table:table-cell table:style-name="Table1.A2" office:value-type="string">
            <text:p text:style-name="P109">Z</text:p>
          </table:table-cell>
          <table:table-cell table:style-name="Table1.A2" office:value-type="string">
            <text:p text:style-name="P109">C</text:p>
          </table:table-cell>
          <table:table-cell table:style-name="Table1.C2" office:value-type="string">
            <text:p text:style-name="P109">Zähler</text:p>
          </table:table-cell>
        </table:table-row>
        <table:table-row>
          <table:table-cell table:style-name="Table1.A2" office:value-type="string">
            <text:p text:style-name="P109">T</text:p>
          </table:table-cell>
          <table:table-cell table:style-name="Table1.A2" office:value-type="string">
            <text:p text:style-name="P109">T</text:p>
          </table:table-cell>
          <table:table-cell table:style-name="Table1.C2" office:value-type="string">
            <text:p text:style-name="P109">Timer</text:p>
          </table:table-cell>
        </table:table-row>
        <table:table-row>
          <table:table-cell table:style-name="Table1.A2" office:value-type="string">
            <text:p text:style-name="P109">M</text:p>
          </table:table-cell>
          <table:table-cell table:style-name="Table1.A2" office:value-type="string">
            <text:p text:style-name="P109">M</text:p>
          </table:table-cell>
          <table:table-cell table:style-name="Table1.C2" office:value-type="string">
            <text:p text:style-name="P109">Merker</text:p>
          </table:table-cell>
        </table:table-row>
        <table:table-row>
          <table:table-cell table:style-name="Table1.A2" office:value-type="string">
            <text:p text:style-name="P109">K</text:p>
          </table:table-cell>
          <table:table-cell table:style-name="Table1.A2" office:value-type="string">
            <text:p text:style-name="P109">K</text:p>
          </table:table-cell>
          <table:table-cell table:style-name="Table1.C2" office:value-type="string">
            <text:p text:style-name="P109">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40"><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Heading_20_3" text:outline-level="3"><text:bookmark-start text:name="__RefHeading__1595_636098784"/><text:span text:style-name="T43"><text:s text:c="6"/>3.3 Konfiguration</text:span><text:bookmark-end text:name="__RefHeading__1595_636098784"/></text:h>
      <text:p text:style-name="P21"/>
      <text:p text:style-name="P21">Bitte beachten Sie die ausführlichen Hinweise zur Konfiguration in der Beschreibung der PhysM<text:span text:style-name="T91">a</text:span>ch</text:p>
      <text:h text:style-name="P163" text:outline-level="3"/>
      <text:h text:style-name="P165"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4">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45">4 =N <text:s/>A <text:s/>1</text:span>" geaendert ergibt sich folgende Schaltung:</text:p>
      <text:p text:style-name="P21"><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63" text:outline-level="3"/>
      <text:h text:style-name="P165" text:outline-level="3"><text:bookmark-start text:name="__RefHeading__1601_636098784"/><text:s/><text:span text:style-name="T40"><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9"><draw:image xlink:href="Pictures/1000000000000165000000CA7E70E68984313829.png" xlink:type="simple" xlink:show="embed" xlink:actuate="onLoad" loext:mime-type="image/png"/></draw:frame></text:p>
      <text:p text:style-name="P21"/>
      <text:p text:style-name="P21">A1=E1+E2+E3</text:p>
      <text:p text:style-name="P21">Wahrscheinlich sieht Ihre Loesung so aus:</text:p>
      <text:p text:style-name="P21"/>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draw:frame draw:style-name="fr3" draw:name="Frame5" text:anchor-type="paragraph" svg:x="0.12cm" svg:y="0.28cm" svg:width="17.433cm" draw:z-index="10"><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40"><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4">1*E2=E2</text:span> ,also eine <text:s/>Ladeanweisung. Erst beim Schliessen der Klammer wird der gespeicherte Akkuinhalt im dem aktuellen Akkuinhalt ODER verknuepft und dann A1 zugewiesen.<text:line-break/></text:p>
      <text:p text:style-name="P99">Die Schaltung sieht also so aus:</text:p>
      <text:p text:style-name="P21"><draw:frame draw:style-name="fr8" draw:name="graphics9" text:anchor-type="paragraph" svg:x="0.591cm" svg:y="0.155cm" svg:width="7.846cm" svg:height="3.519cm" draw:z-index="11"><draw:image xlink:href="Pictures/100000000000019D000000CAC3F52437F816C3F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40"><text:s text:c="5"/></text:span>4.5 Execute<text:bookmark-end text:name="__RefHeading__1607_636098784"/></text:h>
      <text:p text:style-name="P26"><text:s text:c="9"/>Ist der Akkunhalt 1 wird das Progamm aufgerufen, welches im Comment</text:p>
      <text:p text:style-name="P21"><text:s text:c="9"/>steht. Der Returncode des <text:span text:style-name="T76">P</text:span>rogrammes wird in den analog akku geschrieben.<text:line-break/><text:line-break/> <text:s text:c="8"/><text:span text:style-name="T77">4.6 Timer</text:span><text:span text:style-name="T74"><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1"><text:line-break/> <text:s text:c="9"/>Ein Beispiel für die Verwendung eines Timers sehen Sie im folgenden Beispiel:</text:p>
      <text:p text:style-name="P93"><text:s text:c="9"/>1 U <text:s text:c="2"/>E <text:s text:c="4"/>1 </text:p>
      <text:p text:style-name="P93"><text:s text:c="9"/>2 TE <text:s/>T <text:s text:c="4"/>1 </text:p>
      <text:p text:style-name="P93"><text:s text:c="9"/>3 K <text:s text:c="7"/>20 </text:p>
      <text:p text:style-name="P93"><text:s text:c="9"/>4 U <text:s text:c="2"/>T <text:s text:c="4"/>1 </text:p>
      <text:p text:style-name="P93"><text:s text:c="9"/>5 = <text:s text:c="2"/>A <text:s text:c="4"/>1 </text:p>
      <text:p text:style-name="P93"><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5">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5"><text:span text:style-name="T75"><text:s/></text:span><text:span text:style-name="T71"><text:s text:c="9"/>1 U <text:s text:c="2"/>E <text:s text:c="4"/>1 </text:span></text:p>
      <text:p text:style-name="P94"><text:s text:c="9"/>2 TE <text:s/>T <text:s text:c="4"/>1 </text:p>
      <text:p text:style-name="P94"><text:s text:c="9"/>3 K <text:s text:c="7"/>-<text:span text:style-name="T75">3</text:span> </text:p>
      <text:p text:style-name="P94"><text:s text:c="9"/>4 U <text:s text:c="2"/>T <text:s text:c="4"/>1 </text:p>
      <text:p text:style-name="P94"><text:s text:c="9"/>5 = <text:s text:c="2"/>A <text:s text:c="4"/>1 </text:p>
      <text:p text:style-name="P94"><text:s text:c="9"/>6 EN <text:s text:c="7"/>0 Zykluszeit Tz= 0.05 ms</text:p>
      <text:p text:style-name="P32"/>
      <text:p text:style-name="P21"><text:s text:c="11"/><text:span text:style-name="T75">Zeile 3 mit K=-3 bedeutet der analoge Wert von J3 bestimmt die Verzögerung des Timers T1</text:span></text:p>
      <text:p text:style-name="P21"><text:s text:c="11"/><text:span text:style-name="T76">Ein Beispiel dazu finden sie unter sps/awls/analog-k-param.sps</text:span></text:p>
      <text:p text:style-name="P21"><draw:frame text:anchor-type="paragraph" draw:z-index="21" draw:name="Shape2" draw:style-name="gr2" draw:text-style-name="P169" svg:width="15.13cm" svg:height="2.961cm" svg:x="1.032cm" svg:y="0.289cm"><draw:text-box><text:p text:style-name="P168"><text:span text:style-name="T97"><text:line-break/></text:span><text:span text:style-name="T97"> <text:s/></text:span><text:span text:style-name="T97">Vor allem eines beachten :</text:span></text:p><text:p text:style-name="P168"><text:span text:style-name="T97"><text:s text:c="2"/></text:span><text:span text:style-name="T97">Diese Ausfuehrungen sollen Ihnen nur erlaeutern wie dieser Simulator arbeitet. Mehr ueber SPS und</text:span></text:p><text:p text:style-name="P168"><text:span text:style-name="T97"><text:s text:c="2"/></text:span><text:span text:style-name="T97">die Programmierung erfahren Sie in der Literatur rund um das Thema SPS und den Beispielen.</text:span></text:p><text:p text:style-name="P168"><text:span text:style-name="T97"><text:s text:c="2"/></text:span><text:span text:style-name="T97">Beachten Sie die *.doc Dateien zu den Beispielen!!</text:span></text:p></draw:text-box></draw:frame></text:p>
      <text:p text:style-name="P21"/>
      <text:p text:style-name="P21"/>
      <text:p text:style-name="P21"/>
      <text:p text:style-name="P21"/>
      <text:p text:style-name="P98"/>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82">kann</text:span> unter Linux jetzt als Serverprozess im Hintergrund <text:span text:style-name="T82">gestartet werden</text:span>. Zur Beendigung senden sie dem Prozess einfach das Signal SigTerm. Bsp: kill -15 &lt;pid of run_sps&gt;</text:p>
      <text:p text:style-name="P57">Dazu gibt es den commandline Parameter -d</text:p>
      <text:p text:style-name="P57"/>
      <text:p text:style-name="P57">Die Commandlineparameter von run_sps:</text:p>
      <text:p text:style-name="P57">-d Daemon Mode: startet den Interpreter im Hintergrund</text:p>
      <text:p text:style-name="P57">-c &lt;Config-File&gt; : statt .run_sps.cfg ein alternatives Config-File nutzen</text:p>
      <text:p text:style-name="P57">-f &lt;SPS File&gt;: die SPS Datei die ausgeführt werden soll.</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4"/>
      <text:h text:style-name="P163" text:outline-level="3"/>
      <text:h text:style-name="P165"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2"><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2"><text:span text:style-name="T46">Steuerungen im allgemeinen:</text:span><text:line-break/></text:p>
      <text:p text:style-name="P22">Bitte immer Vorsorge treffen <text:s/>was eine Steuerung "macht" wenn der Rechner, das Programm oder wer sonst auch immer verueckt spielt. <text:span text:style-name="T6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29">Die Konfiguration <text:span text:style-name="T63">von sps und run_sps </text:span><text:s/>erfolgt über die Datei .<text:span text:style-name="T63">run_sps</text:span>.cfg, die Syntax ist im Kapitel über die Konfiguration beschrieben.</text:p>
      <text:h text:style-name="P157" text:outline-level="2"><text:bookmark-start text:name="__RefHeading___Toc4194_3740108690"/>Der <text:s/>Datalogger<text:bookmark-end text:name="__RefHeading___Toc4194_3740108690"/></text:h>
      <text:p text:style-name="P135"/>
      <text:p text:style-name="P128">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28"/>
      <text:p text:style-name="P128"><draw:frame draw:style-name="fr8" draw:name="graphics3" text:anchor-type="paragraph" svg:x="1.54cm" svg:y="0.086cm" svg:width="10.201cm" svg:height="7.523cm" draw:z-index="23"><draw:image xlink:href="Pictures/100000000000032A000002949E8EE7C283FA0C88.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7"/>
      <text:p text:style-name="P127">Die obige Abbildung zeigt bei den Eingängen S1-S8 die vom DeviceServer exportierten Zufallszahlen.</text:p>
      <text:p text:style-name="P129">Die Konfiguration des dataloggers erfolgt über die Datei datalogger.cfg, die Syntax ist im Kapitel über die Konfiguration beschrieben.</text:p>
      <text:h text:style-name="P155" text:outline-level="2"><text:bookmark-start text:name="__RefHeading__1613_636098784"/>Das Oszi<text:bookmark-end text:name="__RefHeading__1613_636098784"/></text:h>
      <text:p text:style-name="P42"/>
      <text:p text:style-name="P42"><draw:frame draw:style-name="fr9" draw:name="graphics12" text:anchor-type="paragraph" svg:width="8.248cm" svg:height="9.012cm" draw:z-index="19"><draw:image xlink:href="Pictures/10000201000001E600000213DF13A89C529F28F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Vier analoge Signale im Oszi<text:line-break/>Über die Konfigurationsdatei oszi.cfg wird die Anwendung wie üblich konfiguriert. Es können die Massstäbe für die Kanäle eingestellt werden, sowie die Abtastrate. <text:line-break/><text:line-break/><text:soft-page-break/></text:p>
      <text:h text:style-name="P153" text:outline-level="2"><text:bookmark-start text:name="__RefHeading__1615_636098784"/>OpenLabCalc<text:bookmark-end text:name="__RefHeading__1615_636098784"/></text:h>
      <text:p text:style-name="P42">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2">Diese Formel rechnet OpenLabCalc in einer Schleife so schnell als möglich immer wieder durch. Dabei wird das Ergebnis der Berechnung in der Variablen J8 des DeviceServers gespeichert und steht damit allen Tools zur Verfügung.</text:p>
      <text:p text:style-name="P42"/>
      <text:p text:style-name="P45">In der kommenden Version soll OpenLabCalc in die Lage versetzt werden mehrere Formeln parallel zu berechnen.<text:line-break/><text:span text:style-name="T60">ToDo: Erklärung der Zusammenhänge und der Konfiguration</text:span></text:p>
      <text:h text:style-name="P156" text:outline-level="2"><text:bookmark-start text:name="__RefHeading___Toc4458_3740108690"/>mqtt-exec:<text:span text:style-name="T56"> ( V 0.6 )</text:span><text:bookmark-end text:name="__RefHeading___Toc4458_3740108690"/></text:h>
      <text:p text:style-name="P90"/>
      <text:p text:style-name="P123">mit mqtt-exec können Sie externe Programme in Abhängigkeit von Werten in MQTT Topics starten. <text:span text:style-name="T67">Das Programm mqtt-exec stammt von Natanael Copa ( </text:span><text:a xlink:type="simple" xlink:href="https://github.com/ncopa/mqtt-exec" text:style-name="Internet_20_link" text:visited-style-name="Visited_20_Internet_20_Link"><text:span text:style-name="T67">https://github.com/ncopa/mqtt-exec</text:span></text:a><text:span text:style-name="T67"> ) und wird von mir aus dem Original mit folgenden Patches gebaut: </text:span><text:a xlink:type="simple" xlink:href="https://gitlab.com/lnetwalker/mqtt-exec-ng" text:style-name="Internet_20_link" text:visited-style-name="Visited_20_Internet_20_Link"><text:span text:style-name="T67">https://gitlab.com/lnetwalker/mqtt-exec-ng</text:span></text:a><text:span text:style-name="T67"> und für die Linux Plattform mitgeliefert.<text:line-break/></text:span></text:p>
      <text:p text:style-name="P117"/>
      <text:p text:style-name="P85">ToDo: Erklärung der Zusammenhänge und der Konfiguration</text:p>
      <text:p text:style-name="P85"/>
      <text:p text:style-name="P85"/>
      <text:h text:style-name="Heading_20_2" text:outline-level="2"><text:bookmark-start text:name="__RefHeading___Toc4460_3740108690"/>LogicSim:<text:span text:style-name="T56"> ( V 0.6 )</text:span><text:bookmark-end text:name="__RefHeading___Toc4460_3740108690"/></text:h>
      <text:p text:style-name="P87"/>
      <text:p text:style-name="P122">mittels LogicSim können Sie digital<text:span text:style-name="T67">e</text:span> Schaltungen simulieren und mit dem DeviceServer verbinden.</text:p>
      <text:p text:style-name="P118"/>
      <text:p text:style-name="P86">ToDo: Erklärung der Zusammenhänge und der Konfiguration</text:p>
      <text:p text:style-name="P86"/>
      <text:p text:style-name="P86"/>
      <text:h text:style-name="Heading_20_2" text:outline-level="2"><text:bookmark-start text:name="__RefHeading___Toc4462_3740108690"/>ObjectRecognition:<text:span text:style-name="T56"> ( V 0.6 )</text:span><text:bookmark-end text:name="__RefHeading___Toc4462_3740108690"/></text:h>
      <text:p text:style-name="P88"/>
      <text:p text:style-name="P88">ToDo: explain the Object Recognition</text:p>
      <text:h text:style-name="P158" text:outline-level="2"><text:bookmark-start text:name="__RefHeading___Toc4196_3740108690"/><text:span text:style-name="T90">OpenMSR und MQTT </text:span><text:span text:style-name="T24"><text:s/></text:span><text:span text:style-name="T23">(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4">wenn sie vorhanden ist.</text:span></text:p>
      <text:p text:style-name="Text_20_body"><draw:frame text:anchor-type="paragraph" draw:z-index="20" draw:name="Shape1" draw:style-name="gr1" draw:text-style-name="P167" svg:width="17.252cm" svg:height="4.941cm" svg:x="1.291cm" svg:y="0.191cm"><draw:text-box><text:p><text:span text:style-name="T96">[MQTT]</text:span></text:p><text:p><text:span text:style-name="T96"><text:s text:c="2"/></text:span><text:span text:style-name="T96">Host=piplay.hucky.net</text:span></text:p><text:p><text:span text:style-name="T96"><text:s text:c="2"/></text:span><text:span text:style-name="T96">Port=1883</text:span></text:p><text:p><text:span text:style-name="T96"/></text:p><text:p><text:span text:style-name="T96">[PublishOutput]</text:span></text:p><text:p><text:span text:style-name="T96"><text:s text:c="2"/></text:span><text:span text:style-name="T96">1=/openMSR/BinOut/1</text:span></text:p><text:p><text:span text:style-name="T96"><text:s text:c="2"/></text:span><text:span text:style-name="T96">2=/openMSR/BinOut/2</text:span></text:p><text:p><text:span text:style-name="T96"/></text:p><text:p><text:span text:style-name="T96">[PublishAnalog]</text:span></text:p><text:p><text:span text:style-name="T96"><text:s text:c="2"/></text:span><text:span text:style-name="T96">1=/openMSR/Analog/1</text:span></text:p><text:p><text:span text:style-name="T96"/></text:p><text:p><text:span text:style-name="T96">[PublishInput]</text:span></text:p><text:p><text:span text:style-name="T96"><text:s text:c="2"/></text:span><text:span text:style-name="T96">1=/openMSR/BinIn/1</text:span></text:p><text:p><text:span text:style-name="T96"/></text:p><text:p><text:span text:style-name="T96">[SubscribeInput]</text:span></text:p><text:p><text:span text:style-name="T96"><text:s text:c="2"/></text:span><text:span text:style-name="T96">1=/openMSR/BinIn/1</text:span></text:p><text:p><text:span text:style-name="T96"/></text:p><text:p><text:span text:style-name="T96">[SubscribeAnalog]</text:span></text:p><text:p><text:span text:style-name="T96"><text:s text:c="2"/></text:span><text:span text:style-name="T96">1=/Devolo/Homecontrol/Server/Wall:Plug:Switch:and:Meter/energy/currentValue</text:span></text:p><text:p><text:span text:style-name="T9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6">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6">Im obigen Bsp wird A1 auf das Topic: </text:span><text:span text:style-name="T27">openMSR</text:span><text:span text:style-name="T28">/BinOut/1 gemappt ( Sektion: PublishOutput ) , bzw zB J1 auf das Topic: </text:span><text:span text:style-name="T29">Devolo/Homecontrol/Server/Wall:Plug:Switch:and:Meter/energy/currentValue </text:span><text:span text:style-name="T30">gemappt ( Sektion: SubscribeAnalog )</text:span></text:p>
      <text:p text:style-name="Text_20_body"/>
      <text:h text:style-name="P156" text:outline-level="2"><text:bookmark-start text:name="__RefHeading___Toc4316_3740108690"/><text:span text:style-name="T84">Bridges: </text:span><text:span text:style-name="T85">( V 0.6 )</text:span><text:bookmark-end text:name="__RefHeading___Toc4316_3740108690"/></text:h>
      <text:p text:style-name="P144"><text:span text:style-name="T56">Als Bridges werden im Zusammenhang mit OpenMSR Programme bezeichnet, die Daten, Sensoren oder Aktoren in die Welt der OpenMSR Tools bringen. Diese Programme laufen unabhängig vom DeviceServer als eigene Prozesse und liefern Ihre Werte via DeviceServer API ab.</text:span></text:p>
      <text:p text:style-name="P144"><text:bookmark-start text:name="__RefHeading___Toc4200_3740108690"/>Beispiele für Bridges finden Sie im Verzeichnis tools/<text:span text:style-name="T59">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4"><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0">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0">http://localhost:10080/digital/SetOutputBit.html</text:span></text:a><text:span text:style-name="T70"><text:line-break/>IOgroup: 6<text:line-break/><text:line-break/>[Host1]<text:line-break/>Host: 10.63.9.49<text:line-break/>Pin: 6<text:line-break/><text:line-break/>[Host2]<text:line-break/>Host: 10.63.9.164<text:line-break/>Pin: 2</text:span><text:bookmark-end text:name="__RefHeading___Toc4208_3740108690"/></text:p>
      <text:p text:style-name="P144"><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4"><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7"><text:bookmark-start text:name="__RefHeading___Toc4216_3740108690"/>PlaySound.py -u &lt;URL&gt; -g &lt;iogroup&gt; -f &lt;configfile&gt;<text:bookmark-end text:name="__RefHeading___Toc4216_3740108690"/></text:p>
      <text:p text:style-name="P144"><text:bookmark-start text:name="__RefHeading___Toc4218_3740108690"/>Zum Beispiel:<text:bookmark-end text:name="__RefHeading___Toc4218_3740108690"/></text:p>
      <text:p text:style-name="P149"><text:bookmark-start text:name="__RefHeading___Toc4220_3740108690"/>./PlaySound.py -u http://localhost:10080/digital/ReadInputValues.html -g 2 -f PlaySound.ini<text:bookmark-end text:name="__RefHeading___Toc4220_3740108690"/></text:p>
      <text:p text:style-name="P144"><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2">sudo apt install python-pygame</text:span><text:bookmark-end text:name="__RefHeading___Toc4224_3740108690"/></text:p>
      <text:p text:style-name="Text_20_body"/>
      <text:p text:style-name="P150"><text:bookmark-start text:name="__RefHeading___Toc4226_3740108690"/>ToDo: document the different bridges<text:bookmark-end text:name="__RefHeading___Toc4226_3740108690"/></text:p>
      <text:h text:style-name="P146" text:outline-level="1"/>
      <text:h text:style-name="P151" text:outline-level="1"/>
      <text:h text:style-name="Heading_20_2" text:outline-level="2"><text:bookmark-start text:name="__RefHeading___Toc4228_3740108690"/>Agenten: <text:s/><text:span text:style-name="T61">( V 0.6 )</text:span><text:bookmark-end text:name="__RefHeading___Toc4228_3740108690"/></text:h>
      <text:p text:style-name="P144"><text:bookmark-start text:name="__RefHeading___Toc4230_3740108690"/>Als Agenten werden <text:span text:style-name="T58">P</text:span>rogramme bezeichn<text:span text:style-name="T58">et</text:span>, die vom DeviceServer zyklisch aufgerufen werden und Sensor<text:span text:style-name="T58">w</text:span>erte dem DeviceServer zur Verfügung stellen.<text:bookmark-end text:name="__RefHeading___Toc4230_3740108690"/></text:p>
      <text:p text:style-name="P144"><text:bookmark-start text:name="__RefHeading___Toc4232_3740108690"/>Beispiele für Agenten sind digiin.sh, digitemp.sh <text:span text:style-name="T57">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0">$ Agents/hostdata.sh <text:line-break/>099 24</text:span><text:bookmark-end text:name="__RefHeading___Toc4234_3740108690"/></text:p>
      <text:p text:style-name="P148"><text:bookmark-start text:name="__RefHeading___Toc4236_3740108690"/>$ Agents/digitemp.sh <text:bookmark-end text:name="__RefHeading___Toc4236_3740108690"/></text:p>
      <text:p text:style-name="P148"><text:bookmark-start text:name="__RefHeading___Toc4238_3740108690"/>17 21 35 42 63 15 32 92<text:bookmark-end text:name="__RefHeading___Toc4238_3740108690"/></text:p>
      <text:p text:style-name="P148"/>
      <text:p text:style-name="Text_20_body"><text:bookmark-start text:name="__RefHeading___Toc4240_3740108690"/><text:span text:style-name="T9">Die entsprechende Konfiguration zu hostdata.sh sehen Sie im folgenden Snippet:</text:span><text:line-break/><text:span text:style-name="T70">#external Program<text:line-break/>DEVICE E ./Agents/hostdata.sh:<text:line-break/>PORT A <text:s text:c="2"/>1 <text:s text:c="2"/>11 <text:s/>E<text:line-break/>PORT A <text:s text:c="2"/>2 <text:s text:c="2"/>12 <text:s/>E</text:span><text:bookmark-end text:name="__RefHeading___Toc4240_3740108690"/></text:p>
      <text:p text:style-name="P144"><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3">Weitere Details finden Sie auch im Abschnitt Konfiguration, externe Programme.</text:span><text:bookmark-end text:name="__RefHeading___Toc4242_3740108690"/></text:p>
      <text:h text:style-name="P145" text:outline-level="1"/>
      <text:h text:style-name="Heading_20_2" text:outline-level="2"><text:bookmark-start text:name="__RefHeading___Toc4244_3740108690"/>Systemtools:<text:span text:style-name="T41"> </text:span><text:span text:style-name="T42">( V 0.6 )</text:span><text:bookmark-end text:name="__RefHeading___Toc4244_3740108690"/></text:h>
      <text:p text:style-name="P144"><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4"><text:bookmark-start text:name="__RefHeading___Toc4248_3740108690"/><text:span text:style-name="T92">ToDo: document the </text:span><text:span text:style-name="T93">usage</text:span><text:span text:style-name="T65"> </text:span><text:bookmark-end text:name="__RefHeading___Toc4248_3740108690"/></text:p>
      <text:p text:style-name="Text_20_body"/>
      <text:h text:style-name="P156" text:outline-level="2"><text:bookmark-start text:name="__RefHeading___Toc4250_3740108690"/>Die AJAX GUI Elemente<text:bookmark-end text:name="__RefHeading___Toc4250_3740108690"/></text:h>
      <text:p text:style-name="P138"/>
      <text:p text:style-name="P138"><draw:frame draw:style-name="fr9" draw:name="graphics13" text:anchor-type="paragraph" svg:width="16.683cm" svg:height="12.053cm" draw:z-index="24"><draw:image xlink:href="Pictures/10000000000003130000022E01B7E411C22A2408.png" xlink:type="simple" xlink:show="embed" xlink:actuate="onLoad" loext:mime-type="image/png"/></draw:frame><text:span text:style-name="T3">Eine Übersicht über einige der GUI Elemente</text:span><text:line-break/><text:line-break/><text:span text:style-name="T18">Zur einfachen und schnellen Gestaltungen von Bedienoberflächen und der Visualisierung von Steuerungen können sehr gut die GUI Elemente von OpenMSR genutzt werden.</text:span></text:p>
      <text:p text:style-name="P132">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32"/>
      <text:p text:style-name="P132">Im folgenden versuche ich die Grundlagen soweit zu erläutern, dass jedermann damit in die Lage versetzt wird eigene Oberflächen zu erstellen.</text:p>
      <text:p text:style-name="P132"/>
      <text:p text:style-name="P132">Übersicht über die möglichen Elemente einer OpenMSR GUI<text:line-break/><text:line-break/>Eingabeelemente – Schalter, Schieberegler, Drehknöpfe, Taster</text:p>
      <text:p text:style-name="P132">Ausgabeelemente – LED, Glühbirne, Balkenanzeige, Zeigerinstrument, Füllstandsanzeige</text:p>
      <text:p text:style-name="P132">Konnektoren – unsichtbare Elemente, die die GUI mit einer Steuerung verbinden.</text:p>
      <text:p text:style-name="P132"/>
      <text:p text:style-name="P138"><text:span text:style-name="T18">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4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132">Wichtig ist dabei zu beachten, daß Events nicht an ein Ziel adressiert werden. Ein Event wird einfach gesendet – er hat kein spezielles Ziel.</text:p>
      <text:p text:style-name="P132">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32"/>
      <text:p text:style-name="P132">Alles was Sie dazu benötigen ist ein Texteditor. In diesem öffnen Sie jetzt die Seite „OpenMSR-GUI-Elements.html“ im docroot Verzeichnis des DeviceServers. An Hand dieser Datei lernen wir das Erstellen von Oberflächen.</text:p>
      <text:p text:style-name="P132">Der Anfang der Datei lautet:</text:p>
      <text:p text:style-name="P138"><draw:frame draw:style-name="fr6" draw:name="Frame7" text:anchor-type="paragraph" svg:width="13.866cm" draw:z-index="25"><draw:text-box fo:min-height="6.793cm"><text:p text:style-name="P143">&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43"><text:s text:c="6"/>#TempMeterCanvas {<text:line-break/><text:tab/>background-color: white;<text:line-break/><text:tab/>position: absolute;<text:line-break/><text:tab/>left: 0px;<text:line-break/><text:tab/>top: 30px;<text:line-break/> <text:s text:c="5"/>}</text:p><text:p text:style-name="P143"><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38"/>
      <text:p text:style-name="P132">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32"/>
      <text:p text:style-name="P140">Später folgt:</text:p>
      <text:p text:style-name="P138"><draw:frame draw:style-name="fr7" draw:name="Frame8" text:anchor-type="paragraph" svg:width="13.866cm" draw:z-index="26"><draw:text-box fo:min-height="6.793cm"><text:p text:style-name="P143"><text:s text:c="6"/>}</text:p><text:p text:style-name="P143"><text:s text:c="6"/>#debug {</text:p><text:p text:style-name="P143"><text:tab/>background-color: white;</text:p><text:p text:style-name="P143"><text:tab/>position: absolute;</text:p><text:p text:style-name="P143"><text:tab/>left: 100px;</text:p><text:p text:style-name="P143"><text:tab/>top: 450px;</text:p><text:p text:style-name="P143"><text:s text:c="6"/>}</text:p><text:p text:style-name="P143"/><text:p text:style-name="P143"><text:s text:c="4"/>&lt;/style&gt;</text:p><text:p text:style-name="P143"/><text:p text:style-name="P143"><text:s text:c="4"/>&lt;script type="text/javascript" src="js/openmsr.js"&gt;&lt;/script&gt;</text:p><text:p text:style-name="P143"/><text:p text:style-name="P143"><text:s text:c="4"/>&lt;script&gt;</text:p><text:p text:style-name="P143"><text:s text:c="6"/>function init() {</text:p><text:p text:style-name="P143"/><text:p text:style-name="P143"><text:tab/>OpenMSRInit();</text:p><text:p text:style-name="P143"/><text:p text:style-name="P143"><text:tab/>// show a customized horizontal meter as temp meter</text:p><text:p text:style-name="P143"><text:tab/>var MyTempMeter = new HorMeter('TempMeterCanvas','analog',1);</text:p><text:p text:style-name="P143"><text:tab/>MyTempMeter.width(525);</text:p><text:p text:style-name="P143"><text:tab/>MyTempMeter.height(84);</text:p><text:p text:style-name="P143"><text:tab/>MyTempMeter.canvbgimg('images/fieberthermometer.png');</text:p><text:p text:style-name="P143"><text:tab/>MyTempMeter.Resolution(10);</text:p><text:p text:style-name="P143"><text:tab/>MyTempMeter.maxVal(42.0);</text:p><text:p text:style-name="P143"><text:tab/>MyTempMeter.minVal(34.2);</text:p><text:p text:style-name="P143"><text:tab/>MyTempMeter.minPos(140,41);</text:p><text:p text:style-name="P143"><text:tab/>MyTempMeter.maxPos(380,41);</text:p><text:p text:style-name="P143"><text:tab/>MyTempMeter.color("red");</text:p><text:p text:style-name="P143"><text:tab/>MyTempMeter.MeterWidth(6);</text:p><text:p text:style-name="P143"><text:tab/></text:p><text:p text:style-name="P143"><text:tab/>// a second meter</text:p><text:p text:style-name="P143"><text:tab/>var MyOtherMeter = new HorMeter('OtherMeter','analog',2);</text:p><text:p text:style-name="P143"><text:tab/>MyOtherMeter.width(525);</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2">Nach den Styles folgt ein Script Aufruf, der die Bibliothek mit den Elementen lädt. In der Datei openmsr.js ist die komplette Logik aller Elemente enthalten.</text:p>
      <text:p text:style-name="P132"/>
      <text:p text:style-name="P132">Danach kommt ein zweiter Skript Aufruf, der die Elemente der GUI enthält. Alle Elemente der Seite werden dabei in der Funktion „init“ <text:s/>aufgeführt. Die Funktion muss jedoch zuerst die OpenMSR Elemente starten, was durch den Befehl „OpenMSRInit();“ geschieht.</text:p>
      <text:p text:style-name="P132"/>
      <text:p text:style-name="P13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
      <text:p text:style-name="P65"><draw:frame draw:style-name="fr1" draw:name="Rahmen2" text:anchor-type="paragraph" svg:x="0.418cm" svg:y="0.069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65"/>
      <text:p text:style-name="P65"/>
      <text:p text:style-name="P65"/>
      <text:p text:style-name="P65"/>
      <text:p text:style-name="P65"/>
      <text:p text:style-name="P65"/>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text:soft-page-break/></text:p>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4"># Random inputs ( for debugging )</text:p>
      <text:p text:style-name="P64">DEVICE R dummy</text:p>
      <text:p text:style-name="P64">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1"/>
      <text:p text:style-name="P70">Im Initstring des Devices muss das Devicefile und <text:s/>statt der IO Richtung der Ports einfach : als Dummy.</text:p>
      <text:p text:style-name="P95"><draw:frame text:anchor-type="paragraph" draw:z-index="22" draw:name="Shape3" draw:style-name="gr3" draw:text-style-name="P171" svg:width="17.391cm" svg:height="1.179cm" svg:x="0.081cm" svg:y="0.388cm"><draw:text-box><text:p text:style-name="P170"><text:span text:style-name="T98"><text:s text:c="4"/></text:span></text:p><text:p text:style-name="P170"><text:span text:style-name="T98"><text:s text:c="4"/></text:span><text:span text:style-name="T98">Im Moment gibt es einen Bug, wodurch die BMCM Devices bei Verw endung im Deviceserver mit einem SegFault abstürtzen. In der SPS <text:s text:c="2"/></text:span></text:p><text:p text:style-name="P170"><text:span text:style-name="T98"><text:s text:c="4"/></text:span><text:span text:style-name="T98">funktionieren sie ohne Probleme! Scheinbar ist es ein Problem mit den Threads des DeviceServers.</text:span></text:p></draw:text-box></draw:frame><text:span text:style-name="T80">ToDo: </text:span>Weitere Docu erforderlich</text:p>
      <text:h text:style-name="Heading_20_3" text:outline-level="3"><text:bookmark-start text:name="__RefHeading___Toc4282_3740108690"/><text:soft-page-break/>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3"># DeviceServer Connection Roboter Arm</text:p>
      <text:p text:style-name="P83">DEVICE H http://127.0.0.1:10080/digital/ReadInputValues.html?§http://127.0.0.1:10080/digital/WriteOutputValues.html?</text:p>
      <text:p text:style-name="P83">#PORT I 1 11 H</text:p>
      <text:p text:style-name="P83">PORT O 1 11 H</text:p>
      <text:p text:style-name="P83">PORT O 2 12 H</text:p>
      <text:p text:style-name="P83"/>
      <text:p text:style-name="P83">#Device Server Connection Joystick analoge Achsen</text:p>
      <text:p text:style-name="P83">DEVICE H http://127.0.0.1:10080/analog/read.html?§http://127.0.0.1:10080/analog/write.html?</text:p>
      <text:p text:style-name="P83">PORT A 1 221 H</text:p>
      <text:p text:style-name="P83">PORT A 2 222 H</text:p>
      <text:p text:style-name="P83">PORT A 3 223 H</text:p>
      <text:p text:style-name="P83">PORT A 4 224 H</text:p>
      <text:p text:style-name="P83"/>
      <text:p text:style-name="P83"># DeviceServer Connection Joystick Buttons</text:p>
      <text:p text:style-name="P83">DEVICE H http://127.0.0.1:10080/digital/ReadInputValues.html?§http://127.0.0.1:10080/digital/WriteOutputValues.html?</text:p>
      <text:p text:style-name="P83">PORT I 1 33 H</text:p>
      <text:p text:style-name="P83"/>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50">1 = 1. Drevicezeile, 2 = 2 Devicezeile ….</text:span></text:p>
      <text:p text:style-name="P75">2. Stelle remote iogroup</text:p>
      <text:p text:style-name="P75"/>
      <text:p text:style-name="P75">Bei den analogen <text:span text:style-name="T55">S</text:span>ignalen ist sie 3 <text:span text:style-name="T55">s</text:span>tellig und bed<text:span text:style-name="T55">e</text:span>uted</text:p>
      <text:p text:style-name="P75">1. Stelle Zugehörig zu device</text:p>
      <text:p text:style-name="P75">2. Stelle remote iogroup</text:p>
      <text:p text:style-name="P75">3. <text:span text:style-name="T55">S</text:span>telle das bit der remoten iogroup</text:p>
      <text:p text:style-name="P75"/>
      <text:p text:style-name="P75">221 <text:span text:style-name="T55">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4"/>
      <text:h text:style-name="Heading_20_3" text:outline-level="3"><text:bookmark-start text:name="__RefHeading___Toc4284_3740108690"/>H-Tronic USB8 <text:bookmark-end text:name="__RefHeading___Toc4284_3740108690"/></text:h>
      <text:p text:style-name="P48"/>
      <text:p text:style-name="P81">#HTronic USB8 IO</text:p>
      <text:p text:style-name="P81">#DEVICE U /dev/ttyACM0</text:p>
      <text:p text:style-name="P81">#PORT A 1 <text:s text:c="2"/>1 U</text:p>
      <text:p text:style-name="P81">#PORT A 2 <text:s text:c="2"/>2 U</text:p>
      <text:p text:style-name="P81">#PORT A 3 <text:s text:c="2"/>3 U</text:p>
      <text:p text:style-name="P81">#PORT A 4 <text:s text:c="2"/>4 U</text:p>
      <text:p text:style-name="P81">#PORT A 5 <text:s text:c="2"/>5 U</text:p>
      <text:p text:style-name="P81">#PORT A 6 <text:s text:c="2"/>6 U</text:p>
      <text:p text:style-name="P81">#PORT A 7 <text:s text:c="2"/>7 U</text:p>
      <text:p text:style-name="P81">#PORT A 8 <text:s text:c="2"/>8 U</text:p>
      <text:p text:style-name="P81">#PORT O 1 <text:s text:c="2"/>2 U</text:p>
      <text:p text:style-name="P48"/>
      <text:p text:style-name="P41">Konfiguriert die 8 analogen Eingänge auf die Analogwert A1-A8 der PhysMach und die 8 disigtalen Ausgänge auf</text:p>
      <text:p text:style-name="P41">die O<text:span text:style-name="T49">1</text:span>-O<text:span text:style-name="T49">8</text:span> der PhysMach ( iogroup <text:span text:style-name="T49">1</text:span> ) <text:span text:style-name="T49">die Adresse ( 2 <text:s/>in der PORT Konfig ) wird zur Zeit ignoriert, es wird nur ein Device unterstützt.</text:span></text:p>
      <text:p text:style-name="P41"/>
      <text:h text:style-name="Heading_20_3" text:outline-level="3"><text:bookmark-start text:name="__RefHeading___Toc4286_3740108690"/>Funk Modul <text:span text:style-name="T66">( deprecated )</text:span><text:bookmark-end text:name="__RefHeading___Toc4286_3740108690"/></text:h>
      <text:p text:style-name="P39"/>
      <text:p text:style-name="P60"><text:span text:style-name="T19">Das Funkmodul ist mein Devicetreiber für die</text:span><text:span text:style-name="T36"> von <text:s/></text:span><text:span text:style-name="T37">Thomas Wagner <text:s/>unter </text:span><text:a xlink:type="simple" xlink:href="http://iow.wagner-ibw.de/rfctrl.html" text:style-name="Internet_20_link" text:visited-style-name="Visited_20_Internet_20_Link">http://iow.wagner-ibw.de/rfctrl.html</text:a><text:span text:style-name="T19">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8">LPT Bit</text:p>
          </table:table-cell>
          <table:table-cell table:style-name="AnschlussbelegungFunksender.B1" office:value-type="string">
            <text:p text:style-name="P108">Funksender</text:p>
          </table:table-cell>
        </table:table-row>
        <table:table-row>
          <table:table-cell table:style-name="AnschlussbelegungFunksender.A2" office:value-type="string">
            <text:p text:style-name="P111">Bit 0</text:p>
          </table:table-cell>
          <table:table-cell table:style-name="AnschlussbelegungFunksender.B2" office:value-type="string">
            <text:p text:style-name="P111">Taste A</text:p>
          </table:table-cell>
        </table:table-row>
        <table:table-row>
          <table:table-cell table:style-name="AnschlussbelegungFunksender.A2" office:value-type="string">
            <text:p text:style-name="P111">Bit 1</text:p>
          </table:table-cell>
          <table:table-cell table:style-name="AnschlussbelegungFunksender.B2" office:value-type="string">
            <text:p text:style-name="P111">Taste B</text:p>
          </table:table-cell>
        </table:table-row>
        <table:table-row>
          <table:table-cell table:style-name="AnschlussbelegungFunksender.A2" office:value-type="string">
            <text:p text:style-name="P111">Bit2</text:p>
          </table:table-cell>
          <table:table-cell table:style-name="AnschlussbelegungFunksender.B2" office:value-type="string">
            <text:p text:style-name="P111">Taste C</text:p>
          </table:table-cell>
        </table:table-row>
        <table:table-row>
          <table:table-cell table:style-name="AnschlussbelegungFunksender.A2" office:value-type="string">
            <text:p text:style-name="P111">Bit3</text:p>
          </table:table-cell>
          <table:table-cell table:style-name="AnschlussbelegungFunksender.B2" office:value-type="string">
            <text:p text:style-name="P111">Taste D</text:p>
          </table:table-cell>
        </table:table-row>
        <table:table-row>
          <table:table-cell table:style-name="AnschlussbelegungFunksender.A2" office:value-type="string">
            <text:p text:style-name="P111">Bit4</text:p>
          </table:table-cell>
          <table:table-cell table:style-name="AnschlussbelegungFunksender.B2" office:value-type="string">
            <text:p text:style-name="P111">Funktion ON</text:p>
          </table:table-cell>
        </table:table-row>
        <table:table-row>
          <table:table-cell table:style-name="AnschlussbelegungFunksender.A2" office:value-type="string">
            <text:p text:style-name="P111">Bit5</text:p>
          </table:table-cell>
          <table:table-cell table:style-name="AnschlussbelegungFunksender.B2" office:value-type="string">
            <text:p text:style-name="P111">Funktion OFF</text:p>
          </table:table-cell>
        </table:table-row>
      </table:table>
      <text:p text:style-name="P40"/>
      <text:p text:style-name="P40">Bitte beachten Sie dazu die Schaltpläne und Anleitungen unter der oben genannten URL. Der IO Warrior im gezeigten Schaltplan wurde nach obiger Tabelle durch den Parallelport ersetzt.</text:p>
      <text:p text:style-name="P40">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6"><text:span text:style-name="T32">I</text:span><text:span text:style-name="T20">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77"/>
      <text:p text:style-name="P46">Bsp:</text:p>
      <text:p text:style-name="P46"># Funk Modul</text:p>
      <text:p text:style-name="P46"># transmit time auf 1 sekunde setzen</text:p>
      <text:p text:style-name="P46">#DEVICE F usb:/dev/ttyACM0:1000</text:p>
      <text:p text:style-name="P46">#DEVICE F par:/dev/lp0:1000</text:p>
      <text:p text:style-name="P46">#PORT O <text:s text:c="2"/>2 $378 <text:s/>F</text:p>
      <text:p text:style-name="P43"/>
      <text:p text:style-name="P46">Beim USB8 ist der Hexwert für den port ein dummy, muss aber gesetzt werden.</text:p>
      <text:p text:style-name="P46"/>
      <text:h text:style-name="Heading_20_3" text:outline-level="3"><text:bookmark-start text:name="__RefHeading___Toc4288_3740108690"/>Kolter Electronic<text:bookmark-end text:name="__RefHeading___Toc4288_3740108690"/></text:h>
      <text:p text:style-name="P43"/>
      <text:p text:style-name="P43">Für die PCI Karten von Kolter Electronic muss zuerst der I/O Port ermittelt werden. Dazu kann man unter Linux das Kommando lspci verwenden.</text:p>
      <text:h text:style-name="Heading_20_3" text:outline-level="3"><text:bookmark-start text:name="__RefHeading___Toc4290_3740108690"/><text:soft-page-break/>Joystick<text:bookmark-end text:name="__RefHeading___Toc4290_3740108690"/></text:h>
      <text:p text:style-name="P47"/>
      <text:p text:style-name="P82"># Joystick </text:p>
      <text:p text:style-name="P82"># der erste Joystick ist ioport=$10</text:p>
      <text:p text:style-name="P82"># der zweite Joystick ist ioport=$20</text:p>
      <text:p text:style-name="P82"># der dritte Joystick ist ioport=$30</text:p>
      <text:p text:style-name="P82"># der vierte Joystick ist ioport=$40</text:p>
      <text:p text:style-name="P82"># die zweite Stelle gibt bei</text:p>
      <text:p text:style-name="P82"># analogen Ports die gewünschte Achse an ( 0-3 )</text:p>
      <text:p text:style-name="P82"># bei den digitalen Inputs wird sie ignoriert</text:p>
      <text:p text:style-name="P82">DEVICE J /dev/input/js0</text:p>
      <text:p text:style-name="P82">PORT I <text:s text:c="2"/>3 <text:s text:c="2"/>$11 J</text:p>
      <text:p text:style-name="P82"># axis 0</text:p>
      <text:p text:style-name="P82">PORT A <text:s text:c="2"/>1 <text:s text:c="2"/>$10 J<text:tab/><text:tab/></text:p>
      <text:p text:style-name="P82"># axis 1</text:p>
      <text:p text:style-name="P82">PORT A <text:s text:c="2"/>2 <text:s text:c="2"/>$11 J</text:p>
      <text:p text:style-name="P82"># axis 2</text:p>
      <text:p text:style-name="P82">PORT A <text:s text:c="2"/>3 <text:s text:c="2"/>$12 J</text:p>
      <text:p text:style-name="P82"># axis 3</text:p>
      <text:p text:style-name="P82">PORT A <text:s text:c="2"/>4 <text:s text:c="2"/>$13 J<text:tab/><text:tab/></text:p>
      <text:p text:style-name="P82"/>
      <text:h text:style-name="Heading_20_3" text:outline-level="3"><text:bookmark-start text:name="__RefHeading___Toc4292_3740108690"/>AVR Net IO<text:bookmark-end text:name="__RefHeading___Toc4292_3740108690"/></text:h>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0"># AVR-NET-IO Access parameters are Server Name or IP and Port Number</text:p>
      <text:p text:style-name="P80">DEVICE N 10.63.9.40:50290</text:p>
      <text:p text:style-name="P80">PORT I 1 11 N</text:p>
      <text:p text:style-name="P80">PORT O 1 11 N</text:p>
      <text:p text:style-name="P80">PORT A 1 11 N</text:p>
      <text:p text:style-name="P80">PORT A 2 12 N</text:p>
      <text:p text:style-name="P80">PORT A 3 13 N</text:p>
      <text:p text:style-name="P80">PORT A 4 14 N</text:p>
      <text:p text:style-name="P42"/>
      <text:h text:style-name="Heading_20_3" text:outline-level="3"><text:bookmark-start text:name="__RefHeading___Toc4252_3740108690"/>Raspberry Pi <text:s text:c="2"/><text:span text:style-name="T33"><text:s/></text:span><text:span text:style-name="T34">( ab Version V 0.6 )</text:span><text:bookmark-end text:name="__RefHeading___Toc4252_3740108690"/></text:h>
      <text:p text:style-name="P125">This should work on all generic ARM SBC</text:p>
      <text:p text:style-name="P112"># ARM generic</text:p>
      <text:p text:style-name="P112">#DEVICE A 5,6,7,8,9,12,13,14,16,21,24,26</text:p>
      <text:p text:style-name="P112"># in this is the List of the used GPIO Lines</text:p>
      <text:p text:style-name="P112">#PORT O 2 11 A</text:p>
      <text:p text:style-name="P112"># <text:s text:c="10"/>| <text:s text:c="3"/>| <text:s/>|</text:p>
      <text:p text:style-name="P112"># <text:s text:c="10"/>| <text:s text:c="3"/>| <text:s text:c="2"/>refers to the Address 11</text:p>
      <text:p text:style-name="P112"># <text:s text:c="10"/>| <text:s text:c="3"/>--------------------------</text:p>
      <text:p text:style-name="P112"># <text:s text:c="10"/>------------------ <text:s text:c="14"/>|</text:p>
      <text:p text:style-name="P112"># <text:s text:c="34"/>| <text:s text:c="13"/>|</text:p>
      <text:p text:style-name="P112"># configures the OutputSignals O9-O16 to the pins defined in Assign statement fo adress 11</text:p>
      <text:p text:style-name="P112"/>
      <text:p text:style-name="P112">#PORT I 1 12 A</text:p>
      <text:p text:style-name="P112"># configures the Input Signals 1-8 to Pin Assigments for Adress 12</text:p>
      <text:p text:style-name="P112"/>
      <text:p text:style-name="P112">#ASSIGN A 11 1 5</text:p>
      <text:p text:style-name="P112">#ASSIGN A 12 1 6</text:p>
      <text:p text:style-name="P112"># these assigments connect O9 with GPIO5 as Output and I9 with GPIO6 as Input</text:p>
      <text:p text:style-name="P112"/>
      <text:p text:style-name="P112"># define the first 8 GPIO Lines as Outputs on iogroup 1</text:p>
      <text:p text:style-name="P112">PORT O 1 12 A</text:p>
      <text:p text:style-name="P112">ASSIGN A 12 1 17</text:p>
      <text:p text:style-name="P112">ASSIGN A 12 2 18</text:p>
      <text:p text:style-name="P112">ASSIGN A 12 3 27</text:p>
      <text:p text:style-name="P112">ASSIGN A 12 4 22</text:p>
      <text:p text:style-name="P112">ASSIGN A 12 5 23</text:p>
      <text:p text:style-name="P112">ASSIGN A 12 6 24</text:p>
      <text:p text:style-name="P112">ASSIGN A 12 7 25</text:p>
      <text:p text:style-name="P112">ASSIGN A 12 8 4</text:p>
      <text:p text:style-name="P112">DEVICE A 4,17,18,22,23,24,25,27</text:p>
      <text:p text:style-name="P112"/>
      <text:p text:style-name="P113"/>
      <text:h text:style-name="P165" text:outline-level="3"><text:bookmark-start text:name="__RefHeading___Toc4294_3740108690"/>externe Programme<text:bookmark-end text:name="__RefHeading___Toc4294_3740108690"/></text:h>
      <text:p text:style-name="P113"/>
      <text:p text:style-name="P113">externe Programme können in der PhysMach konfiguriert werden. Sie werden im Zusammenhang mit dem DeviceServer auch Agenten genannt.</text:p>
      <text:p text:style-name="P113">Einige kleine Beispiele finden Sie im Verzeichnis /<text:span text:style-name="T68">DeviceServer/</text:span><text:span text:style-name="T69">Agents. Agenten liefern als Ergebnis immer eine Textzeile mit maximal 8 Werten zurück, getrennt durch ein Freizeichen.</text:span></text:p>
      <text:p text:style-name="P114"/>
      <text:p text:style-name="P114">Starten Sie zB den Agenten hostdata.sh mittels:</text:p>
      <text:p text:style-name="P114">$ Agents/hostdata.sh </text:p>
      <text:p text:style-name="P114">erhalten Sie das Ergebnis: </text:p>
      <text:p text:style-name="P114">015 26</text:p>
      <text:p text:style-name="P114"/>
      <text:p text:style-name="P114">die Bedeutung ist in diesem Fall folgende:</text:p>
      <text:p text:style-name="P114">der erste Wert ist die Load der Maschiene multipliziert mit 100,</text:p>
      <text:p text:style-name="P114">der zweite Wert die prozentuale Auslastung der Platte die unter / gemounted ist</text:p>
      <text:p text:style-name="P114">in obigem Besipiel hat der Rechner eine Load von 0,15 und auf / sind 26% der Kapazität genutzt.</text:p>
      <text:p text:style-name="P114"/>
      <text:p text:style-name="P114">Beispiel zur Konfiguration:</text:p>
      <text:p text:style-name="P114"/>
      <text:p text:style-name="P114">#external Program</text:p>
      <text:p text:style-name="P114">DEVICE E ./Agents/hostdata.sh:</text:p>
      <text:p text:style-name="P114">PORT A <text:s text:c="2"/>1 <text:s text:c="2"/>11 <text:s/>E</text:p>
      <text:p text:style-name="P114">PORT A <text:s text:c="2"/>2 <text:s text:c="2"/>12 <text:s/>E</text:p>
      <text:p text:style-name="P114"/>
      <text:p text:style-name="P115">die 11 in der ersten PORT Anweisung bedeutet 1. Stelle = 1 heisst die erste DEVICE Zeile mit externen Programmen, 2. Stelle =1 heisst der erste Wert. Dieser Wert wird dem ersten analogen Wert zugeordnet.</text:p>
      <text:p text:style-name="P115"/>
      <text:p text:style-name="P115">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5"/>
      <text:p text:style-name="P116">Weitere Informationen finden Sie im Abschnitt über Agenten weiter unten in dieser Dokumentation.</text:p>
      <text:p text:style-name="P116"/>
      <text:h text:style-name="P152"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5" draw:name="Rahmen3" text:anchor-type="paragraph" svg:x="0.161cm" svg:y="0.229cm" svg:width="9.901cm" draw:z-index="15"><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7"/>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p text:style-name="P101"/>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9"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3327482984" text:style-name="L2">
        <text:list-item>
          <text:p text:style-name="P131">/analog/read.html</text:p>
        </text:list-item>
        <text:list-item>
          <text:p text:style-name="P131">/analog/write.html</text:p>
        </text:list-item>
        <text:list-item>
          <text:p text:style-name="P131">/digital/ReadInputValues.html</text:p>
        </text:list-item>
        <text:list-item>
          <text:p text:style-name="P131">/digital/ReadOutputValues.html</text:p>
        </text:list-item>
        <text:list-item>
          <text:p text:style-name="P131">/digital/WriteOutputValues.html</text:p>
        </text:list-item>
        <text:list-item>
          <text:p text:style-name="P131">/digital/WriteInputValues.html</text:p>
        </text:list-item>
        <text:list-item>
          <text:p text:style-name="P130">/digital/<text:span text:style-name="T52">Set</text:span>Input<text:span text:style-name="T52">Bit</text:span>.html <text:s/><text:span text:style-name="T55">( ab Version V 0.6 )</text:span></text:p>
        </text:list-item>
        <text:list-item>
          <text:p text:style-name="P130">/digital/<text:span text:style-name="T52">SetOut</text:span>put<text:span text:style-name="T52">Bit</text:span>.html <text:span text:style-name="T55">(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4"/>
      <text:p text:style-name="P11">/digital/ReadInputValues.html</text:p>
      <text:p text:style-name="P11"/>
      <text:p text:style-name="P35"><text:span text:style-name="T4">Parameter: </text:span>IO Group ( 1- 16 )</text:p>
      <text:p text:style-name="P6"><text:span text:style-name="T14">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5"><text:span text:style-name="T4">Parameter: </text:span>IO Group ( 1- 16 )</text:p>
      <text:p text:style-name="P6"><text:span text:style-name="T14">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0"/>
      <text:p text:style-name="P11">/digital/WriteInputValues.html</text:p>
      <text:p text:style-name="P16"/>
      <text:p text:style-name="P16"><text:span text:style-name="T4">Parameter: </text:span>IO Group ( 1 – 16 ), Value</text:p>
      <text:p text:style-name="P4"><text:span text:style-name="T14">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4">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8">IO Group ( 1- 8 )</text:span></text:p>
      <text:p text:style-name="P2"><text:span text:style-name="T9">Beispiel:</text:span><text:span text:style-name="T15"> </text:span><text:a xlink:type="simple" xlink:href="http://canis:10080/analog/read.html?1" text:style-name="Internet_20_link" text:visited-style-name="Visited_20_Internet_20_Link"><text:span text:style-name="T15">http://canis:10080/analog/read.html?1</text:span></text:a></text:p>
      <text:p text:style-name="P11">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8"> IDX ( 1 – 64),Wert1,Wert2,...,Wertn</text:span></text:p>
      <text:p text:style-name="P2"><text:span text:style-name="T9">Beispiel:</text:span><text:span text:style-name="T15"> </text:span><text:a xlink:type="simple" xlink:href="http://canis:10080/analog/write.html?1,120,89" text:style-name="Internet_20_link" text:visited-style-name="Visited_20_Internet_20_Link"><text:span text:style-name="T15">http://canis:10080/analog/write.html?1,120,89</text:span></text:a></text:p>
      <text:p text:style-name="P11">Ergebnis: <text:span text:style-name="T8">&lt;html&gt;&lt;body&gt; &lt;/body&gt;&lt;/html&gt;</text:span></text:p>
      <text:p text:style-name="P11">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52">Set</text:span>Input<text:span text:style-name="T52">Bit</text:span>.html <text:s/><text:span text:style-name="T55">( ab Version V 0.6 )</text:span></text:p>
      <text:p text:style-name="P12"/>
      <text:p text:style-name="P36"><text:span text:style-name="T4">Parameter: </text:span><text:span text:style-name="T5">IOGroup,Bit,value</text:span></text:p>
      <text:p text:style-name="P7"><text:span text:style-name="T14">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53">Setzt das Bit 1 der IoGroup2 = Eingang 9 auf 1</text:span></text:p>
      <text:p text:style-name="P12"/>
      <text:p text:style-name="P13">/digital/<text:span text:style-name="T52">SetOut</text:span>put<text:span text:style-name="T52">Bit</text:span>.html <text:span text:style-name="T55">( ab Version V 0.6 )</text:span></text:p>
      <text:p text:style-name="P12"/>
      <text:p text:style-name="P37"><text:span text:style-name="T4">Parameter: </text:span><text:span text:style-name="T5">IOGroup,Bit,value</text:span></text:p>
      <text:p text:style-name="P8"><text:span text:style-name="T14">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53">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66">js</text:span>.</text:p>
      <text:h text:style-name="P152" text:outline-level="1"><text:bookmark-start text:name="__RefHeading___Toc4320_3740108690"/>Anhang:<text:bookmark-end text:name="__RefHeading___Toc4320_3740108690"/></text:h>
      <text:p text:style-name="P20"/>
      <text:h text:style-name="Heading_20_2" text:outline-level="2"><text:bookmark-start text:name="__RefHeading___Toc4254_3740108690"/><text:span text:style-name="T88">1) </text:span>History:<text:bookmark-end text:name="__RefHeading___Toc4254_3740108690"/></text:h>
      <text:p text:style-name="P142"><text:span text:style-name="T6">1989: </text:span>Entstanden ist SPS w<text:span text:style-name="T86">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7">m</text:span>ieren. Meine damalige Entwicklungsumgebung:<text:line-break/>Ein PC XT kompatibler PC mit 8088 Prozessor, Herculeskarte 20 MB Festplatte und 640 kB RAM. Auf dieser Hardware lief MS-DOS Version 3.2, sowie Turbo Pascal, zuerst als Version 3.??? sp<text:span text:style-name="T86">ät</text:span>er Turbo Pascal 5.0. Etliche meiner Schulkammeraden benutzten mit mir das Programm. Die sp<text:span text:style-name="T86">ä</text:span>tere Weiterentwicklung habe ich dann nur noch aus 'Spass an der Freud' gemacht. Dabei habe ich <text:s/><text:span text:style-name="T86">F</text:span>eatures eingebaut, die 1. nie und nimmer geplant waren (z.B. Mousesupport ) und die 2. mit k<text:span text:style-name="T86">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6">Ä</text:span>nderungen an der DOS Version. <text:s/><text:line-break/><text:line-break/>Bis ich <text:span text:style-name="T86">im </text:span><text:span text:style-name="T6">Oktober 97</text:span><text:span text:style-name="T86"> </text:span><text:s/>FPK Pascal auf meiner Linux Maschine installierte und etwas brauchte, um auszuprobieren wie gut die Kompatibilit<text:span text:style-name="T89">ä</text:span>t zu Turbo Pascal ist. Nach nur ca. 10 Stunden hatte ich die Version 1.7 Linux Beta 0.1 lauff<text:span text:style-name="T88">ä</text:span>hig. Probleme hatte ich lediglich bei einigen Konstrukten in Sachen Strings ( val .. copy) die ich in einzelne Anweisungen packen musste, sowie bei Formatierungsanweisungen bei Stringroutinen wie str. Nat<text:span text:style-name="T88">ü</text:span>rlich liessen sich die 'Goodies' wie Interrupt gesteuerte Zeitanzeige in der Men<text:span text:style-name="T88">ül</text:span>eiste sowie meine Fummeleien mit MSDOS Funtionsaufrufen f<text:span text:style-name="T88">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88">FPC Compiler V 2.4</text:span><text:line-break/><text:line-break/><text:span text:style-name="T7">Sep 2016</text:span><text:span text:style-name="T88">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87">Auf GitHub können Sie die aktuelle Planung bzgl der Weiterentwicklung</text:span> <text:span text:style-name="T87">verfolgen, Bugs und Ideen posten und idealerweise an dem Projekt mitarbeiten<text:line-break/><text:line-break/></text:span><text:span text:style-name="T47">https://github.com/lnetwalker/openMS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8</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3T11:47:53.999249582</dc:date>
    <dc:language>de-DE</dc:language>
    <meta:editing-cycles>63</meta:editing-cycles>
    <meta:editing-duration>P8DT7H7M50S</meta:editing-duration>
    <dc:title>OpenLabTools User Guide</dc:title>
    <dc:subject>(c) by Hartmut Eilers</dc:subject>
    <meta:print-date>2019-09-23T11:07:34.424885323</meta:print-date>
    <meta:document-statistic meta:table-count="3" meta:image-count="13" meta:object-count="0" meta:page-count="42" meta:paragraph-count="995" meta:word-count="10736" meta:character-count="73594" meta:non-whitespace-character-count="60003"/>
    <meta:user-defined meta:name="Info 1"/>
    <meta:user-defined meta:name="Info 2"/>
    <meta:user-defined meta:name="Info 3"/>
    <meta:user-defined meta:name="Info 4"/>
  </office:meta>
</office:document-meta>
</file>